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sk1" table:style-name="ta1">
        <table:shapes>
          <draw:frame draw:z-index="0" draw:style-name="gr1" draw:text-style-name="P1" svg:width="6.2988in" svg:height="3.5429in" svg:x="4.7362in" svg:y="0.7504in">
            <draw:object draw:notify-on-update-of-ranges="task1.A2:task1.A2 task1.A3:task1.A102 task1.C2:task1.C2 task1.C3:task1.C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I minute</text:p>
          </table:table-cell>
          <table:table-cell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Searching time</text:p>
          </table:table-cell>
          <table:table-cell table:style-name="Default" office:value-type="string" calcext:value-type="string">
            <text:p># of search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90748257107205" calcext:value-type="float">
            <text:p>5.91E-006</text:p>
          </table:table-cell>
          <table:table-cell table:formula="of:=[.$B$1]/[.B3]" office:value-type="float" office:value="10156610.5829596" calcext:value-type="float">
            <text:p>10156611</text:p>
          </table:table-cell>
        </table:table-row>
        <table:table-row table:style-name="ro1">
          <table:table-cell table:formula="of:=[.A3]+10000" office:value-type="float" office:value="11000" calcext:value-type="float">
            <text:p>11000</text:p>
          </table:table-cell>
          <table:table-cell table:style-name="ce1" office:value-type="float" office:value="0.0000346236758761936" calcext:value-type="float">
            <text:p>3.46E-005</text:p>
          </table:table-cell>
          <table:table-cell table:formula="of:=[.$B$1]/[.B4]" office:value-type="float" office:value="1732918.25554705" calcext:value-type="float">
            <text:p>1732918</text:p>
          </table:table-cell>
        </table:table-row>
        <table:table-row table:style-name="ro1">
          <table:table-cell table:formula="of:=[.A4]+10000" office:value-type="float" office:value="21000" calcext:value-type="float">
            <text:p>21000</text:p>
          </table:table-cell>
          <table:table-cell table:style-name="ce1" office:value-type="float" office:value="0.0000548009519223814" calcext:value-type="float">
            <text:p>5.48E-005</text:p>
          </table:table-cell>
          <table:table-cell table:formula="of:=[.$B$1]/[.B5]" office:value-type="float" office:value="1094871.49210442" calcext:value-type="float">
            <text:p>1094871</text:p>
          </table:table-cell>
        </table:table-row>
        <table:table-row table:style-name="ro1">
          <table:table-cell table:formula="of:=[.A5]+10000" office:value-type="float" office:value="31000" calcext:value-type="float">
            <text:p>31000</text:p>
          </table:table-cell>
          <table:table-cell table:style-name="ce1" office:value-type="float" office:value="0.0000777641932169596" calcext:value-type="float">
            <text:p>7.78E-005</text:p>
          </table:table-cell>
          <table:table-cell table:formula="of:=[.$B$1]/[.B6]" office:value-type="float" office:value="771563.331630046" calcext:value-type="float">
            <text:p>771563</text:p>
          </table:table-cell>
        </table:table-row>
        <table:table-row table:style-name="ro1">
          <table:table-cell table:formula="of:=[.A6]+10000" office:value-type="float" office:value="41000" calcext:value-type="float">
            <text:p>41000</text:p>
          </table:table-cell>
          <table:table-cell office:value-type="float" office:value="0.000101036495632595" calcext:value-type="float">
            <text:p>0.0001010365</text:p>
          </table:table-cell>
          <table:table-cell table:formula="of:=[.$B$1]/[.B7]" office:value-type="float" office:value="593844.824331411" calcext:value-type="float">
            <text:p>593845</text:p>
          </table:table-cell>
        </table:table-row>
        <table:table-row table:style-name="ro1">
          <table:table-cell table:formula="of:=[.A7]+10000" office:value-type="float" office:value="51000" calcext:value-type="float">
            <text:p>51000</text:p>
          </table:table-cell>
          <table:table-cell office:value-type="float" office:value="0.000124900429337113" calcext:value-type="float">
            <text:p>0.0001249004</text:p>
          </table:table-cell>
          <table:table-cell table:formula="of:=[.$B$1]/[.B8]" office:value-type="float" office:value="480382.656156103" calcext:value-type="float">
            <text:p>480383</text:p>
          </table:table-cell>
        </table:table-row>
        <table:table-row table:style-name="ro1">
          <table:table-cell table:formula="of:=[.A8]+10000" office:value-type="float" office:value="61000" calcext:value-type="float">
            <text:p>61000</text:p>
          </table:table-cell>
          <table:table-cell office:value-type="float" office:value="0.000149371132018074" calcext:value-type="float">
            <text:p>0.0001493711</text:p>
          </table:table-cell>
          <table:table-cell table:formula="of:=[.$B$1]/[.B9]" office:value-type="float" office:value="401684.041550545" calcext:value-type="float">
            <text:p>401684</text:p>
          </table:table-cell>
        </table:table-row>
        <table:table-row table:style-name="ro1">
          <table:table-cell table:formula="of:=[.A9]+10000" office:value-type="float" office:value="71000" calcext:value-type="float">
            <text:p>71000</text:p>
          </table:table-cell>
          <table:table-cell office:value-type="float" office:value="0.000173174672656589" calcext:value-type="float">
            <text:p>0.0001731747</text:p>
          </table:table-cell>
          <table:table-cell table:formula="of:=[.$B$1]/[.B10]" office:value-type="float" office:value="346470.988393216" calcext:value-type="float">
            <text:p>346471</text:p>
          </table:table-cell>
        </table:table-row>
        <table:table-row table:style-name="ro1">
          <table:table-cell table:formula="of:=[.A10]+10000" office:value-type="float" office:value="81000" calcext:value-type="float">
            <text:p>81000</text:p>
          </table:table-cell>
          <table:table-cell office:value-type="float" office:value="0.000198184708018362" calcext:value-type="float">
            <text:p>0.0001981847</text:p>
          </table:table-cell>
          <table:table-cell table:formula="of:=[.$B$1]/[.B11]" office:value-type="float" office:value="302747.878985905" calcext:value-type="float">
            <text:p>302748</text:p>
          </table:table-cell>
        </table:table-row>
        <table:table-row table:style-name="ro1">
          <table:table-cell table:formula="of:=[.A11]+10000" office:value-type="float" office:value="91000" calcext:value-type="float">
            <text:p>91000</text:p>
          </table:table-cell>
          <table:table-cell office:value-type="float" office:value="0.000224163797166612" calcext:value-type="float">
            <text:p>0.0002241638</text:p>
          </table:table-cell>
          <table:table-cell table:formula="of:=[.$B$1]/[.B12]" office:value-type="float" office:value="267661.418830286" calcext:value-type="float">
            <text:p>267661</text:p>
          </table:table-cell>
        </table:table-row>
        <table:table-row table:style-name="ro1">
          <table:table-cell table:formula="of:=[.A12]+10000" office:value-type="float" office:value="101000" calcext:value-type="float">
            <text:p>101000</text:p>
          </table:table-cell>
          <table:table-cell office:value-type="float" office:value="0.000249402691619565" calcext:value-type="float">
            <text:p>0.0002494027</text:p>
          </table:table-cell>
          <table:table-cell table:formula="of:=[.$B$1]/[.B13]" office:value-type="float" office:value="240574.789351204" calcext:value-type="float">
            <text:p>240575</text:p>
          </table:table-cell>
        </table:table-row>
        <table:table-row table:style-name="ro1">
          <table:table-cell table:formula="of:=[.A13]+10000" office:value-type="float" office:value="111000" calcext:value-type="float">
            <text:p>111000</text:p>
          </table:table-cell>
          <table:table-cell office:value-type="float" office:value="0.000274218894817211" calcext:value-type="float">
            <text:p>0.0002742189</text:p>
          </table:table-cell>
          <table:table-cell table:formula="of:=[.$B$1]/[.B14]" office:value-type="float" office:value="218803.303251568" calcext:value-type="float">
            <text:p>218803</text:p>
          </table:table-cell>
        </table:table-row>
        <table:table-row table:style-name="ro1">
          <table:table-cell table:formula="of:=[.A14]+10000" office:value-type="float" office:value="121000" calcext:value-type="float">
            <text:p>121000</text:p>
          </table:table-cell>
          <table:table-cell office:value-type="float" office:value="0.00029961064330533" calcext:value-type="float">
            <text:p>0.0002996106</text:p>
          </table:table-cell>
          <table:table-cell table:formula="of:=[.$B$1]/[.B15]" office:value-type="float" office:value="200259.908453434" calcext:value-type="float">
            <text:p>200260</text:p>
          </table:table-cell>
        </table:table-row>
        <table:table-row table:style-name="ro1">
          <table:table-cell table:formula="of:=[.A15]+10000" office:value-type="float" office:value="131000" calcext:value-type="float">
            <text:p>131000</text:p>
          </table:table-cell>
          <table:table-cell office:value-type="float" office:value="0.000331521034240723" calcext:value-type="float">
            <text:p>0.000331521</text:p>
          </table:table-cell>
          <table:table-cell table:formula="of:=[.$B$1]/[.B16]" office:value-type="float" office:value="180983.991370011" calcext:value-type="float">
            <text:p>180984</text:p>
          </table:table-cell>
        </table:table-row>
        <table:table-row table:style-name="ro1">
          <table:table-cell table:formula="of:=[.A16]+10000" office:value-type="float" office:value="141000" calcext:value-type="float">
            <text:p>141000</text:p>
          </table:table-cell>
          <table:table-cell office:value-type="float" office:value="0.000358770511768482" calcext:value-type="float">
            <text:p>0.0003587705</text:p>
          </table:table-cell>
          <table:table-cell table:formula="of:=[.$B$1]/[.B17]" office:value-type="float" office:value="167237.824826357" calcext:value-type="float">
            <text:p>167238</text:p>
          </table:table-cell>
        </table:table-row>
        <table:table-row table:style-name="ro1">
          <table:table-cell table:formula="of:=[.A17]+10000" office:value-type="float" office:value="151000" calcext:value-type="float">
            <text:p>151000</text:p>
          </table:table-cell>
          <table:table-cell office:value-type="float" office:value="0.000384959909651015" calcext:value-type="float">
            <text:p>0.0003849599</text:p>
          </table:table-cell>
          <table:table-cell table:formula="of:=[.$B$1]/[.B18]" office:value-type="float" office:value="155860.385707158" calcext:value-type="float">
            <text:p>155860</text:p>
          </table:table-cell>
        </table:table-row>
        <table:table-row table:style-name="ro1">
          <table:table-cell table:formula="of:=[.A18]+10000" office:value-type="float" office:value="161000" calcext:value-type="float">
            <text:p>161000</text:p>
          </table:table-cell>
          <table:table-cell office:value-type="float" office:value="0.000410223318860422" calcext:value-type="float">
            <text:p>0.0004102233</text:p>
          </table:table-cell>
          <table:table-cell table:formula="of:=[.$B$1]/[.B19]" office:value-type="float" office:value="146261.797517208" calcext:value-type="float">
            <text:p>146262</text:p>
          </table:table-cell>
        </table:table-row>
        <table:table-row table:style-name="ro1">
          <table:table-cell table:formula="of:=[.A19]+10000" office:value-type="float" office:value="171000" calcext:value-type="float">
            <text:p>171000</text:p>
          </table:table-cell>
          <table:table-cell office:value-type="float" office:value="0.000436175016709316" calcext:value-type="float">
            <text:p>0.000436175</text:p>
          </table:table-cell>
          <table:table-cell table:formula="of:=[.$B$1]/[.B20]" office:value-type="float" office:value="137559.460541011" calcext:value-type="float">
            <text:p>137559</text:p>
          </table:table-cell>
        </table:table-row>
        <table:table-row table:style-name="ro1">
          <table:table-cell table:formula="of:=[.A20]+10000" office:value-type="float" office:value="181000" calcext:value-type="float">
            <text:p>181000</text:p>
          </table:table-cell>
          <table:table-cell office:value-type="float" office:value="0.000464424055222182" calcext:value-type="float">
            <text:p>0.0004644241</text:p>
          </table:table-cell>
          <table:table-cell table:formula="of:=[.$B$1]/[.B21]" office:value-type="float" office:value="129192.27444258" calcext:value-type="float">
            <text:p>129192</text:p>
          </table:table-cell>
        </table:table-row>
        <table:table-row table:style-name="ro1">
          <table:table-cell table:formula="of:=[.A21]+10000" office:value-type="float" office:value="191000" calcext:value-type="float">
            <text:p>191000</text:p>
          </table:table-cell>
          <table:table-cell office:value-type="float" office:value="0.000491246912214491" calcext:value-type="float">
            <text:p>0.0004912469</text:p>
          </table:table-cell>
          <table:table-cell table:formula="of:=[.$B$1]/[.B22]" office:value-type="float" office:value="122138.172287997" calcext:value-type="float">
            <text:p>122138</text:p>
          </table:table-cell>
        </table:table-row>
        <table:table-row table:style-name="ro1">
          <table:table-cell table:formula="of:=[.A22]+10000" office:value-type="float" office:value="201000" calcext:value-type="float">
            <text:p>201000</text:p>
          </table:table-cell>
          <table:table-cell office:value-type="float" office:value="0.000518988049219525" calcext:value-type="float">
            <text:p>0.000518988</text:p>
          </table:table-cell>
          <table:table-cell table:formula="of:=[.$B$1]/[.B23]" office:value-type="float" office:value="115609.598506614" calcext:value-type="float">
            <text:p>115610</text:p>
          </table:table-cell>
        </table:table-row>
        <table:table-row table:style-name="ro1">
          <table:table-cell table:formula="of:=[.A23]+10000" office:value-type="float" office:value="211000" calcext:value-type="float">
            <text:p>211000</text:p>
          </table:table-cell>
          <table:table-cell office:value-type="float" office:value="0.000545121202565203" calcext:value-type="float">
            <text:p>0.0005451212</text:p>
          </table:table-cell>
          <table:table-cell table:formula="of:=[.$B$1]/[.B24]" office:value-type="float" office:value="110067.265257075" calcext:value-type="float">
            <text:p>110067</text:p>
          </table:table-cell>
        </table:table-row>
        <table:table-row table:style-name="ro1">
          <table:table-cell table:formula="of:=[.A24]+10000" office:value-type="float" office:value="221000" calcext:value-type="float">
            <text:p>221000</text:p>
          </table:table-cell>
          <table:table-cell office:value-type="float" office:value="0.000572279455581149" calcext:value-type="float">
            <text:p>0.0005722795</text:p>
          </table:table-cell>
          <table:table-cell table:formula="of:=[.$B$1]/[.B25]" office:value-type="float" office:value="104843.882503296" calcext:value-type="float">
            <text:p>104844</text:p>
          </table:table-cell>
        </table:table-row>
        <table:table-row table:style-name="ro1">
          <table:table-cell table:formula="of:=[.A25]+10000" office:value-type="float" office:value="231000" calcext:value-type="float">
            <text:p>231000</text:p>
          </table:table-cell>
          <table:table-cell office:value-type="float" office:value="0.000604157094602232" calcext:value-type="float">
            <text:p>0.0006041571</text:p>
          </table:table-cell>
          <table:table-cell table:formula="of:=[.$B$1]/[.B26]" office:value-type="float" office:value="99311.91826772" calcext:value-type="float">
            <text:p>99312</text:p>
          </table:table-cell>
        </table:table-row>
        <table:table-row table:style-name="ro1">
          <table:table-cell table:formula="of:=[.A26]+10000" office:value-type="float" office:value="241000" calcext:value-type="float">
            <text:p>241000</text:p>
          </table:table-cell>
          <table:table-cell office:value-type="float" office:value="0.000631364186604818" calcext:value-type="float">
            <text:p>0.0006313642</text:p>
          </table:table-cell>
          <table:table-cell table:formula="of:=[.$B$1]/[.B27]" office:value-type="float" office:value="95032.3145863753" calcext:value-type="float">
            <text:p>95032</text:p>
          </table:table-cell>
        </table:table-row>
        <table:table-row table:style-name="ro1">
          <table:table-cell table:formula="of:=[.A27]+10000" office:value-type="float" office:value="251000" calcext:value-type="float">
            <text:p>251000</text:p>
          </table:table-cell>
          <table:table-cell office:value-type="float" office:value="0.00065808520357833" calcext:value-type="float">
            <text:p>0.0006580852</text:p>
          </table:table-cell>
          <table:table-cell table:formula="of:=[.$B$1]/[.B28]" office:value-type="float" office:value="91173.6043809385" calcext:value-type="float">
            <text:p>91174</text:p>
          </table:table-cell>
        </table:table-row>
        <table:table-row table:style-name="ro1">
          <table:table-cell table:formula="of:=[.A28]+10000" office:value-type="float" office:value="261000" calcext:value-type="float">
            <text:p>261000</text:p>
          </table:table-cell>
          <table:table-cell office:value-type="float" office:value="0.000684486985697177" calcext:value-type="float">
            <text:p>0.000684487</text:p>
          </table:table-cell>
          <table:table-cell table:formula="of:=[.$B$1]/[.B29]" office:value-type="float" office:value="87656.8893985437" calcext:value-type="float">
            <text:p>87657</text:p>
          </table:table-cell>
        </table:table-row>
        <table:table-row table:style-name="ro1">
          <table:table-cell table:formula="of:=[.A29]+10000" office:value-type="float" office:value="271000" calcext:value-type="float">
            <text:p>271000</text:p>
          </table:table-cell>
          <table:table-cell office:value-type="float" office:value="0.000711619853973389" calcext:value-type="float">
            <text:p>0.0007116199</text:p>
          </table:table-cell>
          <table:table-cell table:formula="of:=[.$B$1]/[.B30]" office:value-type="float" office:value="84314.6796214088" calcext:value-type="float">
            <text:p>84315</text:p>
          </table:table-cell>
        </table:table-row>
        <table:table-row table:style-name="ro1">
          <table:table-cell table:formula="of:=[.A30]+10000" office:value-type="float" office:value="281000" calcext:value-type="float">
            <text:p>281000</text:p>
          </table:table-cell>
          <table:table-cell office:value-type="float" office:value="0.000740143531126994" calcext:value-type="float">
            <text:p>0.0007401435</text:p>
          </table:table-cell>
          <table:table-cell table:formula="of:=[.$B$1]/[.B31]" office:value-type="float" office:value="81065.3575646872" calcext:value-type="float">
            <text:p>81065</text:p>
          </table:table-cell>
        </table:table-row>
        <table:table-row table:style-name="ro1">
          <table:table-cell table:formula="of:=[.A31]+10000" office:value-type="float" office:value="291000" calcext:value-type="float">
            <text:p>291000</text:p>
          </table:table-cell>
          <table:table-cell office:value-type="float" office:value="0.000767147099530255" calcext:value-type="float">
            <text:p>0.0007671471</text:p>
          </table:table-cell>
          <table:table-cell table:formula="of:=[.$B$1]/[.B32]" office:value-type="float" office:value="78211.8579823082" calcext:value-type="float">
            <text:p>78212</text:p>
          </table:table-cell>
        </table:table-row>
        <table:table-row table:style-name="ro1">
          <table:table-cell table:formula="of:=[.A32]+10000" office:value-type="float" office:value="301000" calcext:value-type="float">
            <text:p>301000</text:p>
          </table:table-cell>
          <table:table-cell office:value-type="float" office:value="0.000795053324819038" calcext:value-type="float">
            <text:p>0.0007950533</text:p>
          </table:table-cell>
          <table:table-cell table:formula="of:=[.$B$1]/[.B33]" office:value-type="float" office:value="75466.636170167" calcext:value-type="float">
            <text:p>75467</text:p>
          </table:table-cell>
        </table:table-row>
        <table:table-row table:style-name="ro1">
          <table:table-cell table:formula="of:=[.A33]+10000" office:value-type="float" office:value="311000" calcext:value-type="float">
            <text:p>311000</text:p>
          </table:table-cell>
          <table:table-cell office:value-type="float" office:value="0.000827516118685404" calcext:value-type="float">
            <text:p>0.0008275161</text:p>
          </table:table-cell>
          <table:table-cell table:formula="of:=[.$B$1]/[.B34]" office:value-type="float" office:value="72506.1405393725" calcext:value-type="float">
            <text:p>72506</text:p>
          </table:table-cell>
        </table:table-row>
        <table:table-row table:style-name="ro1">
          <table:table-cell table:formula="of:=[.A34]+10000" office:value-type="float" office:value="321000" calcext:value-type="float">
            <text:p>321000</text:p>
          </table:table-cell>
          <table:table-cell office:value-type="float" office:value="0.000855596779974221" calcext:value-type="float">
            <text:p>0.0008555968</text:p>
          </table:table-cell>
          <table:table-cell table:formula="of:=[.$B$1]/[.B35]" office:value-type="float" office:value="70126.4911279911" calcext:value-type="float">
            <text:p>70126</text:p>
          </table:table-cell>
        </table:table-row>
        <table:table-row table:style-name="ro1">
          <table:table-cell table:formula="of:=[.A35]+10000" office:value-type="float" office:value="331000" calcext:value-type="float">
            <text:p>331000</text:p>
          </table:table-cell>
          <table:table-cell office:value-type="float" office:value="0.00088397817674026" calcext:value-type="float">
            <text:p>0.0008839782</text:p>
          </table:table-cell>
          <table:table-cell table:formula="of:=[.$B$1]/[.B36]" office:value-type="float" office:value="67874.9787933168" calcext:value-type="float">
            <text:p>67875</text:p>
          </table:table-cell>
        </table:table-row>
        <table:table-row table:style-name="ro1">
          <table:table-cell table:formula="of:=[.A36]+10000" office:value-type="float" office:value="341000" calcext:value-type="float">
            <text:p>341000</text:p>
          </table:table-cell>
          <table:table-cell office:value-type="float" office:value="0.000912636045425657" calcext:value-type="float">
            <text:p>0.000912636</text:p>
          </table:table-cell>
          <table:table-cell table:formula="of:=[.$B$1]/[.B37]" office:value-type="float" office:value="65743.622883113" calcext:value-type="float">
            <text:p>65744</text:p>
          </table:table-cell>
        </table:table-row>
        <table:table-row table:style-name="ro1">
          <table:table-cell table:formula="of:=[.A37]+10000" office:value-type="float" office:value="351000" calcext:value-type="float">
            <text:p>351000</text:p>
          </table:table-cell>
          <table:table-cell office:value-type="float" office:value="0.000940192628789831" calcext:value-type="float">
            <text:p>0.0009401926</text:p>
          </table:table-cell>
          <table:table-cell table:formula="of:=[.$B$1]/[.B38]" office:value-type="float" office:value="63816.7096430324" calcext:value-type="float">
            <text:p>63817</text:p>
          </table:table-cell>
        </table:table-row>
        <table:table-row table:style-name="ro1">
          <table:table-cell table:formula="of:=[.A38]+10000" office:value-type="float" office:value="361000" calcext:value-type="float">
            <text:p>361000</text:p>
          </table:table-cell>
          <table:table-cell office:value-type="float" office:value="0.000968377511422555" calcext:value-type="float">
            <text:p>0.0009683775</text:p>
          </table:table-cell>
          <table:table-cell table:formula="of:=[.$B$1]/[.B39]" office:value-type="float" office:value="61959.3074934789" calcext:value-type="float">
            <text:p>61959</text:p>
          </table:table-cell>
        </table:table-row>
        <table:table-row table:style-name="ro1">
          <table:table-cell table:formula="of:=[.A39]+10000" office:value-type="float" office:value="371000" calcext:value-type="float">
            <text:p>371000</text:p>
          </table:table-cell>
          <table:table-cell office:value-type="float" office:value="0.000996647522463436" calcext:value-type="float">
            <text:p>0.0009966475</text:p>
          </table:table-cell>
          <table:table-cell table:formula="of:=[.$B$1]/[.B40]" office:value-type="float" office:value="60201.8252668673" calcext:value-type="float">
            <text:p>60202</text:p>
          </table:table-cell>
        </table:table-row>
        <table:table-row table:style-name="ro1">
          <table:table-cell table:formula="of:=[.A40]+10000" office:value-type="float" office:value="381000" calcext:value-type="float">
            <text:p>381000</text:p>
          </table:table-cell>
          <table:table-cell office:value-type="float" office:value="0.00102509392632378" calcext:value-type="float">
            <text:p>0.0010250939</text:p>
          </table:table-cell>
          <table:table-cell table:formula="of:=[.$B$1]/[.B41]" office:value-type="float" office:value="58531.2218317139" calcext:value-type="float">
            <text:p>58531</text:p>
          </table:table-cell>
        </table:table-row>
        <table:table-row table:style-name="ro1">
          <table:table-cell table:formula="of:=[.A41]+10000" office:value-type="float" office:value="391000" calcext:value-type="float">
            <text:p>391000</text:p>
          </table:table-cell>
          <table:table-cell office:value-type="float" office:value="0.00105428232087029" calcext:value-type="float">
            <text:p>0.0010542823</text:p>
          </table:table-cell>
          <table:table-cell table:formula="of:=[.$B$1]/[.B42]" office:value-type="float" office:value="56910.7522835733" calcext:value-type="float">
            <text:p>56911</text:p>
          </table:table-cell>
        </table:table-row>
        <table:table-row table:style-name="ro1">
          <table:table-cell table:formula="of:=[.A42]+10000" office:value-type="float" office:value="401000" calcext:value-type="float">
            <text:p>401000</text:p>
          </table:table-cell>
          <table:table-cell office:value-type="float" office:value="0.00108333913291373" calcext:value-type="float">
            <text:p>0.0010833391</text:p>
          </table:table-cell>
          <table:table-cell table:formula="of:=[.$B$1]/[.B43]" office:value-type="float" office:value="55384.3188869446" calcext:value-type="float">
            <text:p>55384</text:p>
          </table:table-cell>
        </table:table-row>
        <table:table-row table:style-name="ro1">
          <table:table-cell table:formula="of:=[.A43]+10000" office:value-type="float" office:value="411000" calcext:value-type="float">
            <text:p>411000</text:p>
          </table:table-cell>
          <table:table-cell office:value-type="float" office:value="0.00111247244335356" calcext:value-type="float">
            <text:p>0.0011124724</text:p>
          </table:table-cell>
          <table:table-cell table:formula="of:=[.$B$1]/[.B44]" office:value-type="float" office:value="53933.9202139059" calcext:value-type="float">
            <text:p>53934</text:p>
          </table:table-cell>
        </table:table-row>
        <table:table-row table:style-name="ro1">
          <table:table-cell table:formula="of:=[.A44]+10000" office:value-type="float" office:value="421000" calcext:value-type="float">
            <text:p>421000</text:p>
          </table:table-cell>
          <table:table-cell office:value-type="float" office:value="0.00114219133244004" calcext:value-type="float">
            <text:p>0.0011421913</text:p>
          </table:table-cell>
          <table:table-cell table:formula="of:=[.$B$1]/[.B45]" office:value-type="float" office:value="52530.6034951456" calcext:value-type="float">
            <text:p>52531</text:p>
          </table:table-cell>
        </table:table-row>
        <table:table-row table:style-name="ro1">
          <table:table-cell table:formula="of:=[.A45]+10000" office:value-type="float" office:value="431000" calcext:value-type="float">
            <text:p>431000</text:p>
          </table:table-cell>
          <table:table-cell office:value-type="float" office:value="0.00117189113539879" calcext:value-type="float">
            <text:p>0.0011718911</text:p>
          </table:table-cell>
          <table:table-cell table:formula="of:=[.$B$1]/[.B46]" office:value-type="float" office:value="51199.2950433765" calcext:value-type="float">
            <text:p>51199</text:p>
          </table:table-cell>
        </table:table-row>
        <table:table-row table:style-name="ro1">
          <table:table-cell table:formula="of:=[.A46]+10000" office:value-type="float" office:value="441000" calcext:value-type="float">
            <text:p>441000</text:p>
          </table:table-cell>
          <table:table-cell office:value-type="float" office:value="0.00120144302462354" calcext:value-type="float">
            <text:p>0.001201443</text:p>
          </table:table-cell>
          <table:table-cell table:formula="of:=[.$B$1]/[.B47]" office:value-type="float" office:value="49939.946189958" calcext:value-type="float">
            <text:p>49940</text:p>
          </table:table-cell>
        </table:table-row>
        <table:table-row table:style-name="ro1">
          <table:table-cell table:formula="of:=[.A47]+10000" office:value-type="float" office:value="451000" calcext:value-type="float">
            <text:p>451000</text:p>
          </table:table-cell>
          <table:table-cell office:value-type="float" office:value="0.00123162603608652" calcext:value-type="float">
            <text:p>0.001231626</text:p>
          </table:table-cell>
          <table:table-cell table:formula="of:=[.$B$1]/[.B48]" office:value-type="float" office:value="48716.0860862031" calcext:value-type="float">
            <text:p>48716</text:p>
          </table:table-cell>
        </table:table-row>
        <table:table-row table:style-name="ro1">
          <table:table-cell table:formula="of:=[.A48]+10000" office:value-type="float" office:value="461000" calcext:value-type="float">
            <text:p>461000</text:p>
          </table:table-cell>
          <table:table-cell office:value-type="float" office:value="0.00126208086667613" calcext:value-type="float">
            <text:p>0.0012620809</text:p>
          </table:table-cell>
          <table:table-cell table:formula="of:=[.$B$1]/[.B49]" office:value-type="float" office:value="47540.5353050145" calcext:value-type="float">
            <text:p>47541</text:p>
          </table:table-cell>
        </table:table-row>
        <table:table-row table:style-name="ro1">
          <table:table-cell table:formula="of:=[.A49]+10000" office:value-type="float" office:value="471000" calcext:value-type="float">
            <text:p>471000</text:p>
          </table:table-cell>
          <table:table-cell office:value-type="float" office:value="0.00129405823018816" calcext:value-type="float">
            <text:p>0.0012940582</text:p>
          </table:table-cell>
          <table:table-cell table:formula="of:=[.$B$1]/[.B50]" office:value-type="float" office:value="46365.7651567008" calcext:value-type="float">
            <text:p>46366</text:p>
          </table:table-cell>
        </table:table-row>
        <table:table-row table:style-name="ro1">
          <table:table-cell table:formula="of:=[.A50]+10000" office:value-type="float" office:value="481000" calcext:value-type="float">
            <text:p>481000</text:p>
          </table:table-cell>
          <table:table-cell office:value-type="float" office:value="0.00132422490455126" calcext:value-type="float">
            <text:p>0.0013242249</text:p>
          </table:table-cell>
          <table:table-cell table:formula="of:=[.$B$1]/[.B51]" office:value-type="float" office:value="45309.5239288921" calcext:value-type="float">
            <text:p>45310</text:p>
          </table:table-cell>
        </table:table-row>
        <table:table-row table:style-name="ro1">
          <table:table-cell table:formula="of:=[.A51]+10000" office:value-type="float" office:value="491000" calcext:value-type="float">
            <text:p>491000</text:p>
          </table:table-cell>
          <table:table-cell office:value-type="float" office:value="0.00135400560167101" calcext:value-type="float">
            <text:p>0.0013540056</text:p>
          </table:table-cell>
          <table:table-cell table:formula="of:=[.$B$1]/[.B52]" office:value-type="float" office:value="44312.962904993" calcext:value-type="float">
            <text:p>44313</text:p>
          </table:table-cell>
        </table:table-row>
        <table:table-row table:style-name="ro1">
          <table:table-cell table:formula="of:=[.A52]+10000" office:value-type="float" office:value="501000" calcext:value-type="float">
            <text:p>501000</text:p>
          </table:table-cell>
          <table:table-cell office:value-type="float" office:value="0.00138439539990394" calcext:value-type="float">
            <text:p>0.0013843954</text:p>
          </table:table-cell>
          <table:table-cell table:formula="of:=[.$B$1]/[.B53]" office:value-type="float" office:value="43340.2191340446" calcext:value-type="float">
            <text:p>43340</text:p>
          </table:table-cell>
        </table:table-row>
        <table:table-row table:style-name="ro1">
          <table:table-cell table:formula="of:=[.A53]+10000" office:value-type="float" office:value="511000" calcext:value-type="float">
            <text:p>511000</text:p>
          </table:table-cell>
          <table:table-cell office:value-type="float" office:value="0.00141370653087257" calcext:value-type="float">
            <text:p>0.0014137065</text:p>
          </table:table-cell>
          <table:table-cell table:formula="of:=[.$B$1]/[.B54]" office:value-type="float" office:value="42441.6232716748" calcext:value-type="float">
            <text:p>42442</text:p>
          </table:table-cell>
        </table:table-row>
        <table:table-row table:style-name="ro1">
          <table:table-cell table:formula="of:=[.A54]+10000" office:value-type="float" office:value="521000" calcext:value-type="float">
            <text:p>521000</text:p>
          </table:table-cell>
          <table:table-cell office:value-type="float" office:value="0.00144322613250285" calcext:value-type="float">
            <text:p>0.0014432261</text:p>
          </table:table-cell>
          <table:table-cell table:formula="of:=[.$B$1]/[.B55]" office:value-type="float" office:value="41573.5265934714" calcext:value-type="float">
            <text:p>41574</text:p>
          </table:table-cell>
        </table:table-row>
        <table:table-row table:style-name="ro1">
          <table:table-cell table:formula="of:=[.A55]+10000" office:value-type="float" office:value="531000" calcext:value-type="float">
            <text:p>531000</text:p>
          </table:table-cell>
          <table:table-cell office:value-type="float" office:value="0.00147383939091561" calcext:value-type="float">
            <text:p>0.0014738394</text:p>
          </table:table-cell>
          <table:table-cell table:formula="of:=[.$B$1]/[.B56]" office:value-type="float" office:value="40709.9989115677" calcext:value-type="float">
            <text:p>40710</text:p>
          </table:table-cell>
        </table:table-row>
        <table:table-row table:style-name="ro1">
          <table:table-cell table:formula="of:=[.A56]+10000" office:value-type="float" office:value="541000" calcext:value-type="float">
            <text:p>541000</text:p>
          </table:table-cell>
          <table:table-cell office:value-type="float" office:value="0.00150366937271272" calcext:value-type="float">
            <text:p>0.0015036694</text:p>
          </table:table-cell>
          <table:table-cell table:formula="of:=[.$B$1]/[.B57]" office:value-type="float" office:value="39902.3888421401" calcext:value-type="float">
            <text:p>39902</text:p>
          </table:table-cell>
        </table:table-row>
        <table:table-row table:style-name="ro1">
          <table:table-cell table:formula="of:=[.A57]+10000" office:value-type="float" office:value="551000" calcext:value-type="float">
            <text:p>551000</text:p>
          </table:table-cell>
          <table:table-cell office:value-type="float" office:value="0.00153319939734444" calcext:value-type="float">
            <text:p>0.0015331994</text:p>
          </table:table-cell>
          <table:table-cell table:formula="of:=[.$B$1]/[.B58]" office:value-type="float" office:value="39133.8531073795" calcext:value-type="float">
            <text:p>39134</text:p>
          </table:table-cell>
        </table:table-row>
        <table:table-row table:style-name="ro1">
          <table:table-cell table:formula="of:=[.A58]+10000" office:value-type="float" office:value="561000" calcext:value-type="float">
            <text:p>561000</text:p>
          </table:table-cell>
          <table:table-cell office:value-type="float" office:value="0.00156526165863691" calcext:value-type="float">
            <text:p>0.0015652617</text:p>
          </table:table-cell>
          <table:table-cell table:formula="of:=[.$B$1]/[.B59]" office:value-type="float" office:value="38332.2492242288" calcext:value-type="float">
            <text:p>38332</text:p>
          </table:table-cell>
        </table:table-row>
        <table:table-row table:style-name="ro1">
          <table:table-cell table:formula="of:=[.A59]+10000" office:value-type="float" office:value="571000" calcext:value-type="float">
            <text:p>571000</text:p>
          </table:table-cell>
          <table:table-cell office:value-type="float" office:value="0.00159758306554451" calcext:value-type="float">
            <text:p>0.0015975831</text:p>
          </table:table-cell>
          <table:table-cell table:formula="of:=[.$B$1]/[.B60]" office:value-type="float" office:value="37556.7326006614" calcext:value-type="float">
            <text:p>37557</text:p>
          </table:table-cell>
        </table:table-row>
        <table:table-row table:style-name="ro1">
          <table:table-cell table:formula="of:=[.A60]+10000" office:value-type="float" office:value="581000" calcext:value-type="float">
            <text:p>581000</text:p>
          </table:table-cell>
          <table:table-cell office:value-type="float" office:value="0.00162785515722357" calcext:value-type="float">
            <text:p>0.0016278552</text:p>
          </table:table-cell>
          <table:table-cell table:formula="of:=[.$B$1]/[.B61]" office:value-type="float" office:value="36858.3161307388" calcext:value-type="float">
            <text:p>36858</text:p>
          </table:table-cell>
        </table:table-row>
        <table:table-row table:style-name="ro1">
          <table:table-cell table:formula="of:=[.A61]+10000" office:value-type="float" office:value="591000" calcext:value-type="float">
            <text:p>591000</text:p>
          </table:table-cell>
          <table:table-cell office:value-type="float" office:value="0.00165835751427544" calcext:value-type="float">
            <text:p>0.0016583575</text:p>
          </table:table-cell>
          <table:table-cell table:formula="of:=[.$B$1]/[.B62]" office:value-type="float" office:value="36180.3769594367" calcext:value-type="float">
            <text:p>36180</text:p>
          </table:table-cell>
        </table:table-row>
        <table:table-row table:style-name="ro1">
          <table:table-cell table:formula="of:=[.A62]+10000" office:value-type="float" office:value="601000" calcext:value-type="float">
            <text:p>601000</text:p>
          </table:table-cell>
          <table:table-cell office:value-type="float" office:value="0.00169013627891332" calcext:value-type="float">
            <text:p>0.0016901363</text:p>
          </table:table-cell>
          <table:table-cell table:formula="of:=[.$B$1]/[.B63]" office:value-type="float" office:value="35500.0959085839" calcext:value-type="float">
            <text:p>35500</text:p>
          </table:table-cell>
        </table:table-row>
        <table:table-row table:style-name="ro1">
          <table:table-cell table:formula="of:=[.A63]+10000" office:value-type="float" office:value="611000" calcext:value-type="float">
            <text:p>611000</text:p>
          </table:table-cell>
          <table:table-cell office:value-type="float" office:value="0.00172999127364073" calcext:value-type="float">
            <text:p>0.0017299913</text:p>
          </table:table-cell>
          <table:table-cell table:formula="of:=[.$B$1]/[.B64]" office:value-type="float" office:value="34682.2558669508" calcext:value-type="float">
            <text:p>34682</text:p>
          </table:table-cell>
        </table:table-row>
        <table:table-row table:style-name="ro1">
          <table:table-cell table:formula="of:=[.A64]+10000" office:value-type="float" office:value="621000" calcext:value-type="float">
            <text:p>621000</text:p>
          </table:table-cell>
          <table:table-cell office:value-type="float" office:value="0.00176007196806516" calcext:value-type="float">
            <text:p>0.001760072</text:p>
          </table:table-cell>
          <table:table-cell table:formula="of:=[.$B$1]/[.B65]" office:value-type="float" office:value="34089.5151383826" calcext:value-type="float">
            <text:p>34090</text:p>
          </table:table-cell>
        </table:table-row>
        <table:table-row table:style-name="ro1">
          <table:table-cell table:formula="of:=[.A65]+10000" office:value-type="float" office:value="631000" calcext:value-type="float">
            <text:p>631000</text:p>
          </table:table-cell>
          <table:table-cell office:value-type="float" office:value="0.00179014189375771" calcext:value-type="float">
            <text:p>0.0017901419</text:p>
          </table:table-cell>
          <table:table-cell table:formula="of:=[.$B$1]/[.B66]" office:value-type="float" office:value="33516.8961796951" calcext:value-type="float">
            <text:p>33517</text:p>
          </table:table-cell>
        </table:table-row>
        <table:table-row table:style-name="ro1">
          <table:table-cell table:formula="of:=[.A66]+10000" office:value-type="float" office:value="641000" calcext:value-type="float">
            <text:p>641000</text:p>
          </table:table-cell>
          <table:table-cell office:value-type="float" office:value="0.00182053248087565" calcext:value-type="float">
            <text:p>0.0018205325</text:p>
          </table:table-cell>
          <table:table-cell table:formula="of:=[.$B$1]/[.B67]" office:value-type="float" office:value="32957.3905603381" calcext:value-type="float">
            <text:p>32957</text:p>
          </table:table-cell>
        </table:table-row>
        <table:table-row table:style-name="ro1">
          <table:table-cell table:formula="of:=[.A67]+10000" office:value-type="float" office:value="651000" calcext:value-type="float">
            <text:p>651000</text:p>
          </table:table-cell>
          <table:table-cell office:value-type="float" office:value="0.00185244211845526" calcext:value-type="float">
            <text:p>0.0018524421</text:p>
          </table:table-cell>
          <table:table-cell table:formula="of:=[.$B$1]/[.B68]" office:value-type="float" office:value="32389.6759862238" calcext:value-type="float">
            <text:p>32390</text:p>
          </table:table-cell>
        </table:table-row>
        <table:table-row table:style-name="ro1">
          <table:table-cell table:formula="of:=[.A68]+10000" office:value-type="float" office:value="661000" calcext:value-type="float">
            <text:p>661000</text:p>
          </table:table-cell>
          <table:table-cell office:value-type="float" office:value="0.00188304100859027" calcext:value-type="float">
            <text:p>0.001883041</text:p>
          </table:table-cell>
          <table:table-cell table:formula="of:=[.$B$1]/[.B69]" office:value-type="float" office:value="31863.3528034096" calcext:value-type="float">
            <text:p>31863</text:p>
          </table:table-cell>
        </table:table-row>
        <table:table-row table:style-name="ro1">
          <table:table-cell table:formula="of:=[.A69]+10000" office:value-type="float" office:value="671000" calcext:value-type="float">
            <text:p>671000</text:p>
          </table:table-cell>
          <table:table-cell office:value-type="float" office:value="0.00193732937956168" calcext:value-type="float">
            <text:p>0.0019373294</text:p>
          </table:table-cell>
          <table:table-cell table:formula="of:=[.$B$1]/[.B70]" office:value-type="float" office:value="30970.4692619564" calcext:value-type="float">
            <text:p>30970</text:p>
          </table:table-cell>
        </table:table-row>
        <table:table-row table:style-name="ro1">
          <table:table-cell table:formula="of:=[.A70]+10000" office:value-type="float" office:value="681000" calcext:value-type="float">
            <text:p>681000</text:p>
          </table:table-cell>
          <table:table-cell office:value-type="float" office:value="0.00197347696276679" calcext:value-type="float">
            <text:p>0.001973477</text:p>
          </table:table-cell>
          <table:table-cell table:formula="of:=[.$B$1]/[.B71]" office:value-type="float" office:value="30403.192503388" calcext:value-type="float">
            <text:p>30403</text:p>
          </table:table-cell>
        </table:table-row>
        <table:table-row table:style-name="ro1">
          <table:table-cell table:formula="of:=[.A71]+10000" office:value-type="float" office:value="691000" calcext:value-type="float">
            <text:p>691000</text:p>
          </table:table-cell>
          <table:table-cell office:value-type="float" office:value="0.00201061793736049" calcext:value-type="float">
            <text:p>0.0020106179</text:p>
          </table:table-cell>
          <table:table-cell table:formula="of:=[.$B$1]/[.B72]" office:value-type="float" office:value="29841.5720287302" calcext:value-type="float">
            <text:p>29842</text:p>
          </table:table-cell>
        </table:table-row>
        <table:table-row table:style-name="ro1">
          <table:table-cell table:formula="of:=[.A72]+10000" office:value-type="float" office:value="701000" calcext:value-type="float">
            <text:p>701000</text:p>
          </table:table-cell>
          <table:table-cell office:value-type="float" office:value="0.00203985302287834" calcext:value-type="float">
            <text:p>0.002039853</text:p>
          </table:table-cell>
          <table:table-cell table:formula="of:=[.$B$1]/[.B73]" office:value-type="float" office:value="29413.883905879" calcext:value-type="float">
            <text:p>29414</text:p>
          </table:table-cell>
        </table:table-row>
        <table:table-row table:style-name="ro1">
          <table:table-cell table:formula="of:=[.A73]+10000" office:value-type="float" office:value="711000" calcext:value-type="float">
            <text:p>711000</text:p>
          </table:table-cell>
          <table:table-cell office:value-type="float" office:value="0.00206839228853767" calcext:value-type="float">
            <text:p>0.0020683923</text:p>
          </table:table-cell>
          <table:table-cell table:formula="of:=[.$B$1]/[.B74]" office:value-type="float" office:value="29008.0369823943" calcext:value-type="float">
            <text:p>29008</text:p>
          </table:table-cell>
        </table:table-row>
        <table:table-row table:style-name="ro1">
          <table:table-cell table:formula="of:=[.A74]+10000" office:value-type="float" office:value="721000" calcext:value-type="float">
            <text:p>721000</text:p>
          </table:table-cell>
          <table:table-cell office:value-type="float" office:value="0.00209851714936929" calcext:value-type="float">
            <text:p>0.0020985171</text:p>
          </table:table-cell>
          <table:table-cell table:formula="of:=[.$B$1]/[.B75]" office:value-type="float" office:value="28591.6176658519" calcext:value-type="float">
            <text:p>28592</text:p>
          </table:table-cell>
        </table:table-row>
        <table:table-row table:style-name="ro1">
          <table:table-cell table:formula="of:=[.A75]+10000" office:value-type="float" office:value="731000" calcext:value-type="float">
            <text:p>731000</text:p>
          </table:table-cell>
          <table:table-cell office:value-type="float" office:value="0.00213609407613943" calcext:value-type="float">
            <text:p>0.0021360941</text:p>
          </table:table-cell>
          <table:table-cell table:formula="of:=[.$B$1]/[.B76]" office:value-type="float" office:value="28088.6505281818" calcext:value-type="float">
            <text:p>28089</text:p>
          </table:table-cell>
        </table:table-row>
        <table:table-row table:style-name="ro1">
          <table:table-cell table:formula="of:=[.A76]+10000" office:value-type="float" office:value="741000" calcext:value-type="float">
            <text:p>741000</text:p>
          </table:table-cell>
          <table:table-cell office:value-type="float" office:value="0.00216731389363607" calcext:value-type="float">
            <text:p>0.0021673139</text:p>
          </table:table-cell>
          <table:table-cell table:formula="of:=[.$B$1]/[.B77]" office:value-type="float" office:value="27684.0379126343" calcext:value-type="float">
            <text:p>27684</text:p>
          </table:table-cell>
        </table:table-row>
        <table:table-row table:style-name="ro1">
          <table:table-cell table:formula="of:=[.A77]+10000" office:value-type="float" office:value="751000" calcext:value-type="float">
            <text:p>751000</text:p>
          </table:table-cell>
          <table:table-cell office:value-type="float" office:value="0.00219772294250845" calcext:value-type="float">
            <text:p>0.0021977229</text:p>
          </table:table-cell>
          <table:table-cell table:formula="of:=[.$B$1]/[.B78]" office:value-type="float" office:value="27300.9845051337" calcext:value-type="float">
            <text:p>27301</text:p>
          </table:table-cell>
        </table:table-row>
        <table:table-row table:style-name="ro1">
          <table:table-cell table:formula="of:=[.A78]+10000" office:value-type="float" office:value="761000" calcext:value-type="float">
            <text:p>761000</text:p>
          </table:table-cell>
          <table:table-cell office:value-type="float" office:value="0.00222745017399864" calcext:value-type="float">
            <text:p>0.0022274502</text:p>
          </table:table-cell>
          <table:table-cell table:formula="of:=[.$B$1]/[.B79]" office:value-type="float" office:value="26936.6294700502" calcext:value-type="float">
            <text:p>26937</text:p>
          </table:table-cell>
        </table:table-row>
        <table:table-row table:style-name="ro1">
          <table:table-cell table:formula="of:=[.A79]+10000" office:value-type="float" office:value="771000" calcext:value-type="float">
            <text:p>771000</text:p>
          </table:table-cell>
          <table:table-cell office:value-type="float" office:value="0.00225797270098303" calcext:value-type="float">
            <text:p>0.0022579727</text:p>
          </table:table-cell>
          <table:table-cell table:formula="of:=[.$B$1]/[.B80]" office:value-type="float" office:value="26572.5090360386" calcext:value-type="float">
            <text:p>26573</text:p>
          </table:table-cell>
        </table:table-row>
        <table:table-row table:style-name="ro1">
          <table:table-cell table:formula="of:=[.A80]+10000" office:value-type="float" office:value="781000" calcext:value-type="float">
            <text:p>781000</text:p>
          </table:table-cell>
          <table:table-cell office:value-type="float" office:value="0.00228763532034958" calcext:value-type="float">
            <text:p>0.0022876353</text:p>
          </table:table-cell>
          <table:table-cell table:formula="of:=[.$B$1]/[.B81]" office:value-type="float" office:value="26227.9566442571" calcext:value-type="float">
            <text:p>26228</text:p>
          </table:table-cell>
        </table:table-row>
        <table:table-row table:style-name="ro1">
          <table:table-cell table:formula="of:=[.A81]+10000" office:value-type="float" office:value="791000" calcext:value-type="float">
            <text:p>791000</text:p>
          </table:table-cell>
          <table:table-cell office:value-type="float" office:value="0.0023180709944831" calcext:value-type="float">
            <text:p>0.002318071</text:p>
          </table:table-cell>
          <table:table-cell table:formula="of:=[.$B$1]/[.B82]" office:value-type="float" office:value="25883.5903398978" calcext:value-type="float">
            <text:p>25884</text:p>
          </table:table-cell>
        </table:table-row>
        <table:table-row table:style-name="ro1">
          <table:table-cell table:formula="of:=[.A82]+10000" office:value-type="float" office:value="801000" calcext:value-type="float">
            <text:p>801000</text:p>
          </table:table-cell>
          <table:table-cell office:value-type="float" office:value="0.00234864703258206" calcext:value-type="float">
            <text:p>0.002348647</text:p>
          </table:table-cell>
          <table:table-cell table:formula="of:=[.$B$1]/[.B83]" office:value-type="float" office:value="25546.6228716527" calcext:value-type="float">
            <text:p>25547</text:p>
          </table:table-cell>
        </table:table-row>
        <table:table-row table:style-name="ro1">
          <table:table-cell table:formula="of:=[.A83]+10000" office:value-type="float" office:value="811000" calcext:value-type="float">
            <text:p>811000</text:p>
          </table:table-cell>
          <table:table-cell office:value-type="float" office:value="0.00237907626764561" calcext:value-type="float">
            <text:p>0.0023790763</text:p>
          </table:table-cell>
          <table:table-cell table:formula="of:=[.$B$1]/[.B84]" office:value-type="float" office:value="25219.8724420791" calcext:value-type="float">
            <text:p>25220</text:p>
          </table:table-cell>
        </table:table-row>
        <table:table-row table:style-name="ro1">
          <table:table-cell table:formula="of:=[.A84]+10000" office:value-type="float" office:value="821000" calcext:value-type="float">
            <text:p>821000</text:p>
          </table:table-cell>
          <table:table-cell office:value-type="float" office:value="0.00240827532338011" calcext:value-type="float">
            <text:p>0.0024082753</text:p>
          </table:table-cell>
          <table:table-cell table:formula="of:=[.$B$1]/[.B85]" office:value-type="float" office:value="24914.0949199229" calcext:value-type="float">
            <text:p>24914</text:p>
          </table:table-cell>
        </table:table-row>
        <table:table-row table:style-name="ro1">
          <table:table-cell table:formula="of:=[.A85]+10000" office:value-type="float" office:value="831000" calcext:value-type="float">
            <text:p>831000</text:p>
          </table:table-cell>
          <table:table-cell office:value-type="float" office:value="0.00244320038134459" calcext:value-type="float">
            <text:p>0.0024432004</text:p>
          </table:table-cell>
          <table:table-cell table:formula="of:=[.$B$1]/[.B86]" office:value-type="float" office:value="24557.9529448909" calcext:value-type="float">
            <text:p>24558</text:p>
          </table:table-cell>
        </table:table-row>
        <table:table-row table:style-name="ro1">
          <table:table-cell table:formula="of:=[.A86]+10000" office:value-type="float" office:value="841000" calcext:value-type="float">
            <text:p>841000</text:p>
          </table:table-cell>
          <table:table-cell office:value-type="float" office:value="0.00247293141932269" calcext:value-type="float">
            <text:p>0.0024729314</text:p>
          </table:table-cell>
          <table:table-cell table:formula="of:=[.$B$1]/[.B87]" office:value-type="float" office:value="24262.7027709621" calcext:value-type="float">
            <text:p>24263</text:p>
          </table:table-cell>
        </table:table-row>
        <table:table-row table:style-name="ro1">
          <table:table-cell table:formula="of:=[.A87]+10000" office:value-type="float" office:value="851000" calcext:value-type="float">
            <text:p>851000</text:p>
          </table:table-cell>
          <table:table-cell office:value-type="float" office:value="0.00250321888492397" calcext:value-type="float">
            <text:p>0.0025032189</text:p>
          </table:table-cell>
          <table:table-cell table:formula="of:=[.$B$1]/[.B88]" office:value-type="float" office:value="23969.1384406531" calcext:value-type="float">
            <text:p>23969</text:p>
          </table:table-cell>
        </table:table-row>
        <table:table-row table:style-name="ro1">
          <table:table-cell table:formula="of:=[.A88]+10000" office:value-type="float" office:value="861000" calcext:value-type="float">
            <text:p>861000</text:p>
          </table:table-cell>
          <table:table-cell office:value-type="float" office:value="0.0025344488721241" calcext:value-type="float">
            <text:p>0.0025344489</text:p>
          </table:table-cell>
          <table:table-cell table:formula="of:=[.$B$1]/[.B89]" office:value-type="float" office:value="23673.7859105891" calcext:value-type="float">
            <text:p>23674</text:p>
          </table:table-cell>
        </table:table-row>
        <table:table-row table:style-name="ro1">
          <table:table-cell table:formula="of:=[.A89]+10000" office:value-type="float" office:value="871000" calcext:value-type="float">
            <text:p>871000</text:p>
          </table:table-cell>
          <table:table-cell office:value-type="float" office:value="0.00257120108363604" calcext:value-type="float">
            <text:p>0.0025712011</text:p>
          </table:table-cell>
          <table:table-cell table:formula="of:=[.$B$1]/[.B90]" office:value-type="float" office:value="23335.397757048" calcext:value-type="float">
            <text:p>23335</text:p>
          </table:table-cell>
        </table:table-row>
        <table:table-row table:style-name="ro1">
          <table:table-cell table:formula="of:=[.A90]+10000" office:value-type="float" office:value="881000" calcext:value-type="float">
            <text:p>881000</text:p>
          </table:table-cell>
          <table:table-cell office:value-type="float" office:value="0.00260403599780746" calcext:value-type="float">
            <text:p>0.002604036</text:p>
          </table:table-cell>
          <table:table-cell table:formula="of:=[.$B$1]/[.B91]" office:value-type="float" office:value="23041.1561324493" calcext:value-type="float">
            <text:p>23041</text:p>
          </table:table-cell>
        </table:table-row>
        <table:table-row table:style-name="ro1">
          <table:table-cell table:formula="of:=[.A91]+10000" office:value-type="float" office:value="891000" calcext:value-type="float">
            <text:p>891000</text:p>
          </table:table-cell>
          <table:table-cell office:value-type="float" office:value="0.00263619982166055" calcext:value-type="float">
            <text:p>0.0026361998</text:p>
          </table:table-cell>
          <table:table-cell table:formula="of:=[.$B$1]/[.B92]" office:value-type="float" office:value="22760.0349211032" calcext:value-type="float">
            <text:p>22760</text:p>
          </table:table-cell>
        </table:table-row>
        <table:table-row table:style-name="ro1">
          <table:table-cell table:formula="of:=[.A92]+10000" office:value-type="float" office:value="901000" calcext:value-type="float">
            <text:p>901000</text:p>
          </table:table-cell>
          <table:table-cell office:value-type="float" office:value="0.0026664730975625" calcext:value-type="float">
            <text:p>0.0026664731</text:p>
          </table:table-cell>
          <table:table-cell table:formula="of:=[.$B$1]/[.B93]" office:value-type="float" office:value="22501.6333578793" calcext:value-type="float">
            <text:p>22502</text:p>
          </table:table-cell>
        </table:table-row>
        <table:table-row table:style-name="ro1">
          <table:table-cell table:formula="of:=[.A93]+10000" office:value-type="float" office:value="911000" calcext:value-type="float">
            <text:p>911000</text:p>
          </table:table-cell>
          <table:table-cell office:value-type="float" office:value="0.00269882172202142" calcext:value-type="float">
            <text:p>0.0026988217</text:p>
          </table:table-cell>
          <table:table-cell table:formula="of:=[.$B$1]/[.B94]" office:value-type="float" office:value="22231.9242173061" calcext:value-type="float">
            <text:p>22232</text:p>
          </table:table-cell>
        </table:table-row>
        <table:table-row table:style-name="ro1">
          <table:table-cell table:formula="of:=[.A94]+10000" office:value-type="float" office:value="921000" calcext:value-type="float">
            <text:p>921000</text:p>
          </table:table-cell>
          <table:table-cell office:value-type="float" office:value="0.00272908774755334" calcext:value-type="float">
            <text:p>0.0027290877</text:p>
          </table:table-cell>
          <table:table-cell table:formula="of:=[.$B$1]/[.B95]" office:value-type="float" office:value="21985.368573726" calcext:value-type="float">
            <text:p>21985</text:p>
          </table:table-cell>
        </table:table-row>
        <table:table-row table:style-name="ro1">
          <table:table-cell table:formula="of:=[.A95]+10000" office:value-type="float" office:value="931000" calcext:value-type="float">
            <text:p>931000</text:p>
          </table:table-cell>
          <table:table-cell office:value-type="float" office:value="0.00275947805273899" calcext:value-type="float">
            <text:p>0.0027594781</text:p>
          </table:table-cell>
          <table:table-cell table:formula="of:=[.$B$1]/[.B96]" office:value-type="float" office:value="21743.2423281807" calcext:value-type="float">
            <text:p>21743</text:p>
          </table:table-cell>
        </table:table-row>
        <table:table-row table:style-name="ro1">
          <table:table-cell table:formula="of:=[.A96]+10000" office:value-type="float" office:value="941000" calcext:value-type="float">
            <text:p>941000</text:p>
          </table:table-cell>
          <table:table-cell office:value-type="float" office:value="0.00278915912784331" calcext:value-type="float">
            <text:p>0.0027891591</text:p>
          </table:table-cell>
          <table:table-cell table:formula="of:=[.$B$1]/[.B97]" office:value-type="float" office:value="21511.8597576734" calcext:value-type="float">
            <text:p>21512</text:p>
          </table:table-cell>
        </table:table-row>
        <table:table-row table:style-name="ro1">
          <table:table-cell table:formula="of:=[.A97]+10000" office:value-type="float" office:value="951000" calcext:value-type="float">
            <text:p>951000</text:p>
          </table:table-cell>
          <table:table-cell office:value-type="float" office:value="0.00282196231462337" calcext:value-type="float">
            <text:p>0.0028219623</text:p>
          </table:table-cell>
          <table:table-cell table:formula="of:=[.$B$1]/[.B98]" office:value-type="float" office:value="21261.8005878678" calcext:value-type="float">
            <text:p>21262</text:p>
          </table:table-cell>
        </table:table-row>
        <table:table-row table:style-name="ro1">
          <table:table-cell table:formula="of:=[.A98]+10000" office:value-type="float" office:value="961000" calcext:value-type="float">
            <text:p>961000</text:p>
          </table:table-cell>
          <table:table-cell office:value-type="float" office:value="0.00285128984527763" calcext:value-type="float">
            <text:p>0.0028512898</text:p>
          </table:table-cell>
          <table:table-cell table:formula="of:=[.$B$1]/[.B99]" office:value-type="float" office:value="21043.1079461716" calcext:value-type="float">
            <text:p>21043</text:p>
          </table:table-cell>
        </table:table-row>
        <table:table-row table:style-name="ro1">
          <table:table-cell table:formula="of:=[.A99]+10000" office:value-type="float" office:value="971000" calcext:value-type="float">
            <text:p>971000</text:p>
          </table:table-cell>
          <table:table-cell office:value-type="float" office:value="0.00288393167681705" calcext:value-type="float">
            <text:p>0.0028839317</text:p>
          </table:table-cell>
          <table:table-cell table:formula="of:=[.$B$1]/[.B100]" office:value-type="float" office:value="20804.9311578078" calcext:value-type="float">
            <text:p>20805</text:p>
          </table:table-cell>
        </table:table-row>
        <table:table-row table:style-name="ro1">
          <table:table-cell table:formula="of:=[.A100]+10000" office:value-type="float" office:value="981000" calcext:value-type="float">
            <text:p>981000</text:p>
          </table:table-cell>
          <table:table-cell office:value-type="float" office:value="0.0029143666311279" calcext:value-type="float">
            <text:p>0.0029143666</text:p>
          </table:table-cell>
          <table:table-cell table:formula="of:=[.$B$1]/[.B101]" office:value-type="float" office:value="20587.6636656312" calcext:value-type="float">
            <text:p>20588</text:p>
          </table:table-cell>
        </table:table-row>
        <table:table-row table:style-name="ro1">
          <table:table-cell table:formula="of:=[.A101]+10000" office:value-type="float" office:value="991000" calcext:value-type="float">
            <text:p>991000</text:p>
          </table:table-cell>
          <table:table-cell office:value-type="float" office:value="0.00294471846686469" calcext:value-type="float">
            <text:p>0.0029447185</text:p>
          </table:table-cell>
          <table:table-cell table:formula="of:=[.$B$1]/[.B102]" office:value-type="float" office:value="20375.4622641" calcext:value-type="float">
            <text:p>20375</text:p>
          </table:table-cell>
        </table:table-row>
      </table:table>
      <table:table table:name="task3" table:style-name="ta1">
        <table:shapes>
          <draw:frame draw:z-index="0" draw:style-name="gr1" draw:text-style-name="P1" svg:width="6.298in" svg:height="3.5449in" svg:x="2.9917in" svg:y="2.8028in">
            <draw:object draw:notify-on-update-of-ranges="task3.A2:task3.A2 task3.A3:task3.A102 task3.B2:task3.B2 task3.B3:task3.B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51766671074761" calcext:value-type="float">
            <text:p>0.0001517667</text:p>
          </table:table-cell>
        </table:table-row>
        <table:table-row table:style-name="ro1">
          <table:table-cell table:formula="of:=[.A3]+10000" office:value-type="float" office:value="11000" calcext:value-type="float">
            <text:p>11000</text:p>
          </table:table-cell>
          <table:table-cell office:value-type="float" office:value="0.00059505303700765" calcext:value-type="float">
            <text:p>0.000595053</text:p>
          </table:table-cell>
        </table:table-row>
        <table:table-row table:style-name="ro1">
          <table:table-cell table:formula="of:=[.A4]+10000" office:value-type="float" office:value="21000" calcext:value-type="float">
            <text:p>21000</text:p>
          </table:table-cell>
          <table:table-cell office:value-type="float" office:value="0.000869812788786711" calcext:value-type="float">
            <text:p>0.0008698128</text:p>
          </table:table-cell>
        </table:table-row>
        <table:table-row table:style-name="ro1">
          <table:table-cell table:formula="of:=[.A5]+10000" office:value-type="float" office:value="31000" calcext:value-type="float">
            <text:p>31000</text:p>
          </table:table-cell>
          <table:table-cell office:value-type="float" office:value="0.00172157420052422" calcext:value-type="float">
            <text:p>0.0017215742</text:p>
          </table:table-cell>
        </table:table-row>
        <table:table-row table:style-name="ro1">
          <table:table-cell table:formula="of:=[.A6]+10000" office:value-type="float" office:value="41000" calcext:value-type="float">
            <text:p>41000</text:p>
          </table:table-cell>
          <table:table-cell office:value-type="float" office:value="0.00257550875345866" calcext:value-type="float">
            <text:p>0.0025755088</text:p>
          </table:table-cell>
        </table:table-row>
        <table:table-row table:style-name="ro1">
          <table:table-cell table:formula="of:=[.A7]+10000" office:value-type="float" office:value="51000" calcext:value-type="float">
            <text:p>51000</text:p>
          </table:table-cell>
          <table:table-cell office:value-type="float" office:value="0.00277280807495117" calcext:value-type="float">
            <text:p>0.0027728081</text:p>
          </table:table-cell>
        </table:table-row>
        <table:table-row table:style-name="ro1">
          <table:table-cell table:formula="of:=[.A8]+10000" office:value-type="float" office:value="61000" calcext:value-type="float">
            <text:p>61000</text:p>
          </table:table-cell>
          <table:table-cell office:value-type="float" office:value="0.00305238224211193" calcext:value-type="float">
            <text:p>0.0030523822</text:p>
          </table:table-cell>
        </table:table-row>
        <table:table-row table:style-name="ro1">
          <table:table-cell table:formula="of:=[.A9]+10000" office:value-type="float" office:value="71000" calcext:value-type="float">
            <text:p>71000</text:p>
          </table:table-cell>
          <table:table-cell office:value-type="float" office:value="0.00436322225464715" calcext:value-type="float">
            <text:p>0.0043632223</text:p>
          </table:table-cell>
        </table:table-row>
        <table:table-row table:style-name="ro1">
          <table:table-cell table:formula="of:=[.A10]+10000" office:value-type="float" office:value="81000" calcext:value-type="float">
            <text:p>81000</text:p>
          </table:table-cell>
          <table:table-cell office:value-type="float" office:value="0.00526336387351707" calcext:value-type="float">
            <text:p>0.0052633639</text:p>
          </table:table-cell>
        </table:table-row>
        <table:table-row table:style-name="ro1">
          <table:table-cell table:formula="of:=[.A11]+10000" office:value-type="float" office:value="91000" calcext:value-type="float">
            <text:p>91000</text:p>
          </table:table-cell>
          <table:table-cell office:value-type="float" office:value="0.00575306150648329" calcext:value-type="float">
            <text:p>0.0057530615</text:p>
          </table:table-cell>
        </table:table-row>
        <table:table-row table:style-name="ro1">
          <table:table-cell table:formula="of:=[.A12]+10000" office:value-type="float" office:value="101000" calcext:value-type="float">
            <text:p>101000</text:p>
          </table:table-cell>
          <table:table-cell office:value-type="float" office:value="0.00623295764730434" calcext:value-type="float">
            <text:p>0.0062329576</text:p>
          </table:table-cell>
        </table:table-row>
        <table:table-row table:style-name="ro1">
          <table:table-cell table:formula="of:=[.A13]+10000" office:value-type="float" office:value="111000" calcext:value-type="float">
            <text:p>111000</text:p>
          </table:table-cell>
          <table:table-cell office:value-type="float" office:value="0.00790742150059453" calcext:value-type="float">
            <text:p>0.0079074215</text:p>
          </table:table-cell>
        </table:table-row>
        <table:table-row table:style-name="ro1">
          <table:table-cell table:formula="of:=[.A14]+10000" office:value-type="float" office:value="121000" calcext:value-type="float">
            <text:p>121000</text:p>
          </table:table-cell>
          <table:table-cell office:value-type="float" office:value="0.0091292104150495" calcext:value-type="float">
            <text:p>0.0091292104</text:p>
          </table:table-cell>
        </table:table-row>
        <table:table-row table:style-name="ro1">
          <table:table-cell table:formula="of:=[.A15]+10000" office:value-type="float" office:value="131000" calcext:value-type="float">
            <text:p>131000</text:p>
          </table:table-cell>
          <table:table-cell office:value-type="float" office:value="0.00945914548540872" calcext:value-type="float">
            <text:p>0.0094591455</text:p>
          </table:table-cell>
        </table:table-row>
        <table:table-row table:style-name="ro1">
          <table:table-cell table:formula="of:=[.A16]+10000" office:value-type="float" office:value="141000" calcext:value-type="float">
            <text:p>141000</text:p>
          </table:table-cell>
          <table:table-cell office:value-type="float" office:value="0.0102707650926378" calcext:value-type="float">
            <text:p>0.0102707651</text:p>
          </table:table-cell>
        </table:table-row>
        <table:table-row table:style-name="ro1">
          <table:table-cell table:formula="of:=[.A17]+10000" office:value-type="float" office:value="151000" calcext:value-type="float">
            <text:p>151000</text:p>
          </table:table-cell>
          <table:table-cell office:value-type="float" office:value="0.0108738756842083" calcext:value-type="float">
            <text:p>0.0108738757</text:p>
          </table:table-cell>
        </table:table-row>
        <table:table-row table:style-name="ro1">
          <table:table-cell table:formula="of:=[.A18]+10000" office:value-type="float" office:value="161000" calcext:value-type="float">
            <text:p>161000</text:p>
          </table:table-cell>
          <table:table-cell office:value-type="float" office:value="0.01105412470749" calcext:value-type="float">
            <text:p>0.0110541247</text:p>
          </table:table-cell>
        </table:table-row>
        <table:table-row table:style-name="ro1">
          <table:table-cell table:formula="of:=[.A19]+10000" office:value-type="float" office:value="171000" calcext:value-type="float">
            <text:p>171000</text:p>
          </table:table-cell>
          <table:table-cell office:value-type="float" office:value="0.0117614887378834" calcext:value-type="float">
            <text:p>0.0117614887</text:p>
          </table:table-cell>
        </table:table-row>
        <table:table-row table:style-name="ro1">
          <table:table-cell table:formula="of:=[.A20]+10000" office:value-type="float" office:value="181000" calcext:value-type="float">
            <text:p>181000</text:p>
          </table:table-cell>
          <table:table-cell office:value-type="float" office:value="0.0117630582106741" calcext:value-type="float">
            <text:p>0.0117630582</text:p>
          </table:table-cell>
        </table:table-row>
        <table:table-row table:style-name="ro1">
          <table:table-cell table:formula="of:=[.A21]+10000" office:value-type="float" office:value="191000" calcext:value-type="float">
            <text:p>191000</text:p>
          </table:table-cell>
          <table:table-cell office:value-type="float" office:value="0.012286376953125" calcext:value-type="float">
            <text:p>0.012286377</text:p>
          </table:table-cell>
        </table:table-row>
        <table:table-row table:style-name="ro1">
          <table:table-cell table:formula="of:=[.A22]+10000" office:value-type="float" office:value="201000" calcext:value-type="float">
            <text:p>201000</text:p>
          </table:table-cell>
          <table:table-cell office:value-type="float" office:value="0.0128238970640475" calcext:value-type="float">
            <text:p>0.0128238971</text:p>
          </table:table-cell>
        </table:table-row>
        <table:table-row table:style-name="ro1">
          <table:table-cell table:formula="of:=[.A23]+10000" office:value-type="float" office:value="211000" calcext:value-type="float">
            <text:p>211000</text:p>
          </table:table-cell>
          <table:table-cell office:value-type="float" office:value="0.0132488409678141" calcext:value-type="float">
            <text:p>0.013248841</text:p>
          </table:table-cell>
        </table:table-row>
        <table:table-row table:style-name="ro1">
          <table:table-cell table:formula="of:=[.A24]+10000" office:value-type="float" office:value="221000" calcext:value-type="float">
            <text:p>221000</text:p>
          </table:table-cell>
          <table:table-cell office:value-type="float" office:value="0.0142961895984152" calcext:value-type="float">
            <text:p>0.0142961896</text:p>
          </table:table-cell>
        </table:table-row>
        <table:table-row table:style-name="ro1">
          <table:table-cell table:formula="of:=[.A25]+10000" office:value-type="float" office:value="231000" calcext:value-type="float">
            <text:p>231000</text:p>
          </table:table-cell>
          <table:table-cell office:value-type="float" office:value="0.0155678579100856" calcext:value-type="float">
            <text:p>0.0155678579</text:p>
          </table:table-cell>
        </table:table-row>
        <table:table-row table:style-name="ro1">
          <table:table-cell table:formula="of:=[.A26]+10000" office:value-type="float" office:value="241000" calcext:value-type="float">
            <text:p>241000</text:p>
          </table:table-cell>
          <table:table-cell office:value-type="float" office:value="0.0169024138980442" calcext:value-type="float">
            <text:p>0.0169024139</text:p>
          </table:table-cell>
        </table:table-row>
        <table:table-row table:style-name="ro1">
          <table:table-cell table:formula="of:=[.A27]+10000" office:value-type="float" office:value="251000" calcext:value-type="float">
            <text:p>251000</text:p>
          </table:table-cell>
          <table:table-cell office:value-type="float" office:value="0.0176137054068411" calcext:value-type="float">
            <text:p>0.0176137054</text:p>
          </table:table-cell>
        </table:table-row>
        <table:table-row table:style-name="ro1">
          <table:table-cell table:formula="of:=[.A28]+10000" office:value-type="float" office:value="261000" calcext:value-type="float">
            <text:p>261000</text:p>
          </table:table-cell>
          <table:table-cell office:value-type="float" office:value="0.0180689434946319" calcext:value-type="float">
            <text:p>0.0180689435</text:p>
          </table:table-cell>
        </table:table-row>
        <table:table-row table:style-name="ro1">
          <table:table-cell table:formula="of:=[.A29]+10000" office:value-type="float" office:value="271000" calcext:value-type="float">
            <text:p>271000</text:p>
          </table:table-cell>
          <table:table-cell office:value-type="float" office:value="0.0181650680208963" calcext:value-type="float">
            <text:p>0.018165068</text:p>
          </table:table-cell>
        </table:table-row>
        <table:table-row table:style-name="ro1">
          <table:table-cell table:formula="of:=[.A30]+10000" office:value-type="float" office:value="281000" calcext:value-type="float">
            <text:p>281000</text:p>
          </table:table-cell>
          <table:table-cell office:value-type="float" office:value="0.0197450164634149" calcext:value-type="float">
            <text:p>0.0197450165</text:p>
          </table:table-cell>
        </table:table-row>
        <table:table-row table:style-name="ro1">
          <table:table-cell table:formula="of:=[.A31]+10000" office:value-type="float" office:value="291000" calcext:value-type="float">
            <text:p>291000</text:p>
          </table:table-cell>
          <table:table-cell office:value-type="float" office:value="0.0204275563911155" calcext:value-type="float">
            <text:p>0.0204275564</text:p>
          </table:table-cell>
        </table:table-row>
        <table:table-row table:style-name="ro1">
          <table:table-cell table:formula="of:=[.A32]+10000" office:value-type="float" office:value="301000" calcext:value-type="float">
            <text:p>301000</text:p>
          </table:table-cell>
          <table:table-cell office:value-type="float" office:value="0.0210190904610473" calcext:value-type="float">
            <text:p>0.0210190905</text:p>
          </table:table-cell>
        </table:table-row>
        <table:table-row table:style-name="ro1">
          <table:table-cell table:formula="of:=[.A33]+10000" office:value-type="float" office:value="311000" calcext:value-type="float">
            <text:p>311000</text:p>
          </table:table-cell>
          <table:table-cell office:value-type="float" office:value="0.0219374969601631" calcext:value-type="float">
            <text:p>0.021937497</text:p>
          </table:table-cell>
        </table:table-row>
        <table:table-row table:style-name="ro1">
          <table:table-cell table:formula="of:=[.A34]+10000" office:value-type="float" office:value="321000" calcext:value-type="float">
            <text:p>321000</text:p>
          </table:table-cell>
          <table:table-cell office:value-type="float" office:value="0.0220082400222419" calcext:value-type="float">
            <text:p>0.02200824</text:p>
          </table:table-cell>
        </table:table-row>
        <table:table-row table:style-name="ro1">
          <table:table-cell table:formula="of:=[.A35]+10000" office:value-type="float" office:value="331000" calcext:value-type="float">
            <text:p>331000</text:p>
          </table:table-cell>
          <table:table-cell office:value-type="float" office:value="0.023041863846623" calcext:value-type="float">
            <text:p>0.0230418638</text:p>
          </table:table-cell>
        </table:table-row>
        <table:table-row table:style-name="ro1">
          <table:table-cell table:formula="of:=[.A36]+10000" office:value-type="float" office:value="341000" calcext:value-type="float">
            <text:p>341000</text:p>
          </table:table-cell>
          <table:table-cell office:value-type="float" office:value="0.0232855577317495" calcext:value-type="float">
            <text:p>0.0232855577</text:p>
          </table:table-cell>
        </table:table-row>
        <table:table-row table:style-name="ro1">
          <table:table-cell table:formula="of:=[.A37]+10000" office:value-type="float" office:value="351000" calcext:value-type="float">
            <text:p>351000</text:p>
          </table:table-cell>
          <table:table-cell office:value-type="float" office:value="0.0234784263151663" calcext:value-type="float">
            <text:p>0.0234784263</text:p>
          </table:table-cell>
        </table:table-row>
        <table:table-row table:style-name="ro1">
          <table:table-cell table:formula="of:=[.A38]+10000" office:value-type="float" office:value="361000" calcext:value-type="float">
            <text:p>361000</text:p>
          </table:table-cell>
          <table:table-cell office:value-type="float" office:value="0.0247268433327431" calcext:value-type="float">
            <text:p>0.0247268433</text:p>
          </table:table-cell>
        </table:table-row>
        <table:table-row table:style-name="ro1">
          <table:table-cell table:formula="of:=[.A39]+10000" office:value-type="float" office:value="371000" calcext:value-type="float">
            <text:p>371000</text:p>
          </table:table-cell>
          <table:table-cell office:value-type="float" office:value="0.0260948883859735" calcext:value-type="float">
            <text:p>0.0260948884</text:p>
          </table:table-cell>
        </table:table-row>
        <table:table-row table:style-name="ro1">
          <table:table-cell table:formula="of:=[.A40]+10000" office:value-type="float" office:value="381000" calcext:value-type="float">
            <text:p>381000</text:p>
          </table:table-cell>
          <table:table-cell office:value-type="float" office:value="0.0264021100481691" calcext:value-type="float">
            <text:p>0.02640211</text:p>
          </table:table-cell>
        </table:table-row>
        <table:table-row table:style-name="ro1">
          <table:table-cell table:formula="of:=[.A41]+10000" office:value-type="float" office:value="391000" calcext:value-type="float">
            <text:p>391000</text:p>
          </table:table-cell>
          <table:table-cell office:value-type="float" office:value="0.0264804588423835" calcext:value-type="float">
            <text:p>0.0264804588</text:p>
          </table:table-cell>
        </table:table-row>
        <table:table-row table:style-name="ro1">
          <table:table-cell table:formula="of:=[.A42]+10000" office:value-type="float" office:value="401000" calcext:value-type="float">
            <text:p>401000</text:p>
          </table:table-cell>
          <table:table-cell office:value-type="float" office:value="0.027281456200411" calcext:value-type="float">
            <text:p>0.0272814562</text:p>
          </table:table-cell>
        </table:table-row>
        <table:table-row table:style-name="ro1">
          <table:table-cell table:formula="of:=[.A43]+10000" office:value-type="float" office:value="411000" calcext:value-type="float">
            <text:p>411000</text:p>
          </table:table-cell>
          <table:table-cell office:value-type="float" office:value="0.0280389192873839" calcext:value-type="float">
            <text:p>0.0280389193</text:p>
          </table:table-cell>
        </table:table-row>
        <table:table-row table:style-name="ro1">
          <table:table-cell table:formula="of:=[.A44]+10000" office:value-type="float" office:value="421000" calcext:value-type="float">
            <text:p>421000</text:p>
          </table:table-cell>
          <table:table-cell office:value-type="float" office:value="0.0284463059378533" calcext:value-type="float">
            <text:p>0.0284463059</text:p>
          </table:table-cell>
        </table:table-row>
        <table:table-row table:style-name="ro1">
          <table:table-cell table:formula="of:=[.A45]+10000" office:value-type="float" office:value="431000" calcext:value-type="float">
            <text:p>431000</text:p>
          </table:table-cell>
          <table:table-cell office:value-type="float" office:value="0.029256973001692" calcext:value-type="float">
            <text:p>0.029256973</text:p>
          </table:table-cell>
        </table:table-row>
        <table:table-row table:style-name="ro1">
          <table:table-cell table:formula="of:=[.A46]+10000" office:value-type="float" office:value="441000" calcext:value-type="float">
            <text:p>441000</text:p>
          </table:table-cell>
          <table:table-cell office:value-type="float" office:value="0.0299838183838644" calcext:value-type="float">
            <text:p>0.0299838184</text:p>
          </table:table-cell>
        </table:table-row>
        <table:table-row table:style-name="ro1">
          <table:table-cell table:formula="of:=[.A47]+10000" office:value-type="float" office:value="451000" calcext:value-type="float">
            <text:p>451000</text:p>
          </table:table-cell>
          <table:table-cell office:value-type="float" office:value="0.0310713663193339" calcext:value-type="float">
            <text:p>0.0310713663</text:p>
          </table:table-cell>
        </table:table-row>
        <table:table-row table:style-name="ro1">
          <table:table-cell table:formula="of:=[.A48]+10000" office:value-type="float" office:value="461000" calcext:value-type="float">
            <text:p>461000</text:p>
          </table:table-cell>
          <table:table-cell office:value-type="float" office:value="0.031612877586491" calcext:value-type="float">
            <text:p>0.0316128776</text:p>
          </table:table-cell>
        </table:table-row>
        <table:table-row table:style-name="ro1">
          <table:table-cell table:formula="of:=[.A49]+10000" office:value-type="float" office:value="471000" calcext:value-type="float">
            <text:p>471000</text:p>
          </table:table-cell>
          <table:table-cell office:value-type="float" office:value="0.0338408891801481" calcext:value-type="float">
            <text:p>0.0338408892</text:p>
          </table:table-cell>
        </table:table-row>
        <table:table-row table:style-name="ro1">
          <table:table-cell table:formula="of:=[.A50]+10000" office:value-type="float" office:value="481000" calcext:value-type="float">
            <text:p>481000</text:p>
          </table:table-cell>
          <table:table-cell office:value-type="float" office:value="0.0344881611346117" calcext:value-type="float">
            <text:p>0.0344881611</text:p>
          </table:table-cell>
        </table:table-row>
        <table:table-row table:style-name="ro1">
          <table:table-cell table:formula="of:=[.A51]+10000" office:value-type="float" office:value="491000" calcext:value-type="float">
            <text:p>491000</text:p>
          </table:table-cell>
          <table:table-cell office:value-type="float" office:value="0.0354174264272054" calcext:value-type="float">
            <text:p>0.0354174264</text:p>
          </table:table-cell>
        </table:table-row>
        <table:table-row table:style-name="ro1">
          <table:table-cell table:formula="of:=[.A52]+10000" office:value-type="float" office:value="501000" calcext:value-type="float">
            <text:p>501000</text:p>
          </table:table-cell>
          <table:table-cell office:value-type="float" office:value="0.0359048297981811" calcext:value-type="float">
            <text:p>0.0359048298</text:p>
          </table:table-cell>
        </table:table-row>
        <table:table-row table:style-name="ro1">
          <table:table-cell table:formula="of:=[.A53]+10000" office:value-type="float" office:value="511000" calcext:value-type="float">
            <text:p>511000</text:p>
          </table:table-cell>
          <table:table-cell office:value-type="float" office:value="0.0364906054276687" calcext:value-type="float">
            <text:p>0.0364906054</text:p>
          </table:table-cell>
        </table:table-row>
        <table:table-row table:style-name="ro1">
          <table:table-cell table:formula="of:=[.A54]+10000" office:value-type="float" office:value="521000" calcext:value-type="float">
            <text:p>521000</text:p>
          </table:table-cell>
          <table:table-cell office:value-type="float" office:value="0.0369361306636339" calcext:value-type="float">
            <text:p>0.0369361307</text:p>
          </table:table-cell>
        </table:table-row>
        <table:table-row table:style-name="ro1">
          <table:table-cell table:formula="of:=[.A55]+10000" office:value-type="float" office:value="531000" calcext:value-type="float">
            <text:p>531000</text:p>
          </table:table-cell>
          <table:table-cell office:value-type="float" office:value="0.0377663609422283" calcext:value-type="float">
            <text:p>0.0377663609</text:p>
          </table:table-cell>
        </table:table-row>
        <table:table-row table:style-name="ro1">
          <table:table-cell table:formula="of:=[.A56]+10000" office:value-type="float" office:value="541000" calcext:value-type="float">
            <text:p>541000</text:p>
          </table:table-cell>
          <table:table-cell office:value-type="float" office:value="0.0393965947507608" calcext:value-type="float">
            <text:p>0.0393965948</text:p>
          </table:table-cell>
        </table:table-row>
        <table:table-row table:style-name="ro1">
          <table:table-cell table:formula="of:=[.A57]+10000" office:value-type="float" office:value="551000" calcext:value-type="float">
            <text:p>551000</text:p>
          </table:table-cell>
          <table:table-cell office:value-type="float" office:value="0.0407812481834775" calcext:value-type="float">
            <text:p>0.0407812482</text:p>
          </table:table-cell>
        </table:table-row>
        <table:table-row table:style-name="ro1">
          <table:table-cell table:formula="of:=[.A58]+10000" office:value-type="float" office:value="561000" calcext:value-type="float">
            <text:p>561000</text:p>
          </table:table-cell>
          <table:table-cell office:value-type="float" office:value="0.0408661909270705" calcext:value-type="float">
            <text:p>0.0408661909</text:p>
          </table:table-cell>
        </table:table-row>
        <table:table-row table:style-name="ro1">
          <table:table-cell table:formula="of:=[.A59]+10000" office:value-type="float" office:value="571000" calcext:value-type="float">
            <text:p>571000</text:p>
          </table:table-cell>
          <table:table-cell office:value-type="float" office:value="0.0413981735477959" calcext:value-type="float">
            <text:p>0.0413981735</text:p>
          </table:table-cell>
        </table:table-row>
        <table:table-row table:style-name="ro1">
          <table:table-cell table:formula="of:=[.A60]+10000" office:value-type="float" office:value="581000" calcext:value-type="float">
            <text:p>581000</text:p>
          </table:table-cell>
          <table:table-cell office:value-type="float" office:value="0.0420288110183457" calcext:value-type="float">
            <text:p>0.042028811</text:p>
          </table:table-cell>
        </table:table-row>
        <table:table-row table:style-name="ro1">
          <table:table-cell table:formula="of:=[.A61]+10000" office:value-type="float" office:value="591000" calcext:value-type="float">
            <text:p>591000</text:p>
          </table:table-cell>
          <table:table-cell office:value-type="float" office:value="0.0429696696775931" calcext:value-type="float">
            <text:p>0.0429696697</text:p>
          </table:table-cell>
        </table:table-row>
        <table:table-row table:style-name="ro1">
          <table:table-cell table:formula="of:=[.A62]+10000" office:value-type="float" office:value="601000" calcext:value-type="float">
            <text:p>601000</text:p>
          </table:table-cell>
          <table:table-cell office:value-type="float" office:value="0.0433329024601504" calcext:value-type="float">
            <text:p>0.0433329025</text:p>
          </table:table-cell>
        </table:table-row>
        <table:table-row table:style-name="ro1">
          <table:table-cell table:formula="of:=[.A63]+10000" office:value-type="float" office:value="611000" calcext:value-type="float">
            <text:p>611000</text:p>
          </table:table-cell>
          <table:table-cell office:value-type="float" office:value="0.043335326683564" calcext:value-type="float">
            <text:p>0.0433353267</text:p>
          </table:table-cell>
        </table:table-row>
        <table:table-row table:style-name="ro1">
          <table:table-cell table:formula="of:=[.A64]+10000" office:value-type="float" office:value="621000" calcext:value-type="float">
            <text:p>621000</text:p>
          </table:table-cell>
          <table:table-cell office:value-type="float" office:value="0.0444646840373044" calcext:value-type="float">
            <text:p>0.044464684</text:p>
          </table:table-cell>
        </table:table-row>
        <table:table-row table:style-name="ro1">
          <table:table-cell table:formula="of:=[.A65]+10000" office:value-type="float" office:value="631000" calcext:value-type="float">
            <text:p>631000</text:p>
          </table:table-cell>
          <table:table-cell office:value-type="float" office:value="0.0454646849797832" calcext:value-type="float">
            <text:p>0.045464685</text:p>
          </table:table-cell>
        </table:table-row>
        <table:table-row table:style-name="ro1">
          <table:table-cell table:formula="of:=[.A66]+10000" office:value-type="float" office:value="641000" calcext:value-type="float">
            <text:p>641000</text:p>
          </table:table-cell>
          <table:table-cell office:value-type="float" office:value="0.0463870928837703" calcext:value-type="float">
            <text:p>0.0463870929</text:p>
          </table:table-cell>
        </table:table-row>
        <table:table-row table:style-name="ro1">
          <table:table-cell table:formula="of:=[.A67]+10000" office:value-type="float" office:value="651000" calcext:value-type="float">
            <text:p>651000</text:p>
          </table:table-cell>
          <table:table-cell office:value-type="float" office:value="0.047974184305981" calcext:value-type="float">
            <text:p>0.0479741843</text:p>
          </table:table-cell>
        </table:table-row>
        <table:table-row table:style-name="ro1">
          <table:table-cell table:formula="of:=[.A68]+10000" office:value-type="float" office:value="661000" calcext:value-type="float">
            <text:p>661000</text:p>
          </table:table-cell>
          <table:table-cell office:value-type="float" office:value="0.0491832310880595" calcext:value-type="float">
            <text:p>0.0491832311</text:p>
          </table:table-cell>
        </table:table-row>
        <table:table-row table:style-name="ro1">
          <table:table-cell table:formula="of:=[.A69]+10000" office:value-type="float" office:value="671000" calcext:value-type="float">
            <text:p>671000</text:p>
          </table:table-cell>
          <table:table-cell office:value-type="float" office:value="0.0504683634034949" calcext:value-type="float">
            <text:p>0.0504683634</text:p>
          </table:table-cell>
        </table:table-row>
        <table:table-row table:style-name="ro1">
          <table:table-cell table:formula="of:=[.A70]+10000" office:value-type="float" office:value="681000" calcext:value-type="float">
            <text:p>681000</text:p>
          </table:table-cell>
          <table:table-cell office:value-type="float" office:value="0.0515720675340981" calcext:value-type="float">
            <text:p>0.0515720675</text:p>
          </table:table-cell>
        </table:table-row>
        <table:table-row table:style-name="ro1">
          <table:table-cell table:formula="of:=[.A71]+10000" office:value-type="float" office:value="691000" calcext:value-type="float">
            <text:p>691000</text:p>
          </table:table-cell>
          <table:table-cell office:value-type="float" office:value="0.0525511938428122" calcext:value-type="float">
            <text:p>0.0525511938</text:p>
          </table:table-cell>
        </table:table-row>
        <table:table-row table:style-name="ro1">
          <table:table-cell table:formula="of:=[.A72]+10000" office:value-type="float" office:value="701000" calcext:value-type="float">
            <text:p>701000</text:p>
          </table:table-cell>
          <table:table-cell office:value-type="float" office:value="0.053391501750558" calcext:value-type="float">
            <text:p>0.0533915018</text:p>
          </table:table-cell>
        </table:table-row>
        <table:table-row table:style-name="ro1">
          <table:table-cell table:formula="of:=[.A73]+10000" office:value-type="float" office:value="711000" calcext:value-type="float">
            <text:p>711000</text:p>
          </table:table-cell>
          <table:table-cell office:value-type="float" office:value="0.0534549980987737" calcext:value-type="float">
            <text:p>0.0534549981</text:p>
          </table:table-cell>
        </table:table-row>
        <table:table-row table:style-name="ro1">
          <table:table-cell table:formula="of:=[.A74]+10000" office:value-type="float" office:value="721000" calcext:value-type="float">
            <text:p>721000</text:p>
          </table:table-cell>
          <table:table-cell office:value-type="float" office:value="0.0552585368105629" calcext:value-type="float">
            <text:p>0.0552585368</text:p>
          </table:table-cell>
        </table:table-row>
        <table:table-row table:style-name="ro1">
          <table:table-cell table:formula="of:=[.A75]+10000" office:value-type="float" office:value="731000" calcext:value-type="float">
            <text:p>731000</text:p>
          </table:table-cell>
          <table:table-cell office:value-type="float" office:value="0.0558912682461667" calcext:value-type="float">
            <text:p>0.0558912682</text:p>
          </table:table-cell>
        </table:table-row>
        <table:table-row table:style-name="ro1">
          <table:table-cell table:formula="of:=[.A76]+10000" office:value-type="float" office:value="741000" calcext:value-type="float">
            <text:p>741000</text:p>
          </table:table-cell>
          <table:table-cell office:value-type="float" office:value="0.0569001950158013" calcext:value-type="float">
            <text:p>0.056900195</text:p>
          </table:table-cell>
        </table:table-row>
        <table:table-row table:style-name="ro1">
          <table:table-cell table:formula="of:=[.A77]+10000" office:value-type="float" office:value="751000" calcext:value-type="float">
            <text:p>751000</text:p>
          </table:table-cell>
          <table:table-cell office:value-type="float" office:value="0.0591183615009687" calcext:value-type="float">
            <text:p>0.0591183615</text:p>
          </table:table-cell>
        </table:table-row>
        <table:table-row table:style-name="ro1">
          <table:table-cell table:formula="of:=[.A78]+10000" office:value-type="float" office:value="761000" calcext:value-type="float">
            <text:p>761000</text:p>
          </table:table-cell>
          <table:table-cell office:value-type="float" office:value="0.0602265890542563" calcext:value-type="float">
            <text:p>0.0602265891</text:p>
          </table:table-cell>
        </table:table-row>
        <table:table-row table:style-name="ro1">
          <table:table-cell table:formula="of:=[.A79]+10000" office:value-type="float" office:value="771000" calcext:value-type="float">
            <text:p>771000</text:p>
          </table:table-cell>
          <table:table-cell office:value-type="float" office:value="0.0611102866311359" calcext:value-type="float">
            <text:p>0.0611102866</text:p>
          </table:table-cell>
        </table:table-row>
        <table:table-row table:style-name="ro1">
          <table:table-cell table:formula="of:=[.A80]+10000" office:value-type="float" office:value="781000" calcext:value-type="float">
            <text:p>781000</text:p>
          </table:table-cell>
          <table:table-cell office:value-type="float" office:value="0.0624266009458174" calcext:value-type="float">
            <text:p>0.0624266009</text:p>
          </table:table-cell>
        </table:table-row>
        <table:table-row table:style-name="ro1">
          <table:table-cell table:formula="of:=[.A81]+10000" office:value-type="float" office:value="791000" calcext:value-type="float">
            <text:p>791000</text:p>
          </table:table-cell>
          <table:table-cell office:value-type="float" office:value="0.0638294965028763" calcext:value-type="float">
            <text:p>0.0638294965</text:p>
          </table:table-cell>
        </table:table-row>
        <table:table-row table:style-name="ro1">
          <table:table-cell table:formula="of:=[.A82]+10000" office:value-type="float" office:value="801000" calcext:value-type="float">
            <text:p>801000</text:p>
          </table:table-cell>
          <table:table-cell office:value-type="float" office:value="0.0639260472584163" calcext:value-type="float">
            <text:p>0.0639260473</text:p>
          </table:table-cell>
        </table:table-row>
        <table:table-row table:style-name="ro1">
          <table:table-cell table:formula="of:=[.A83]+10000" office:value-type="float" office:value="811000" calcext:value-type="float">
            <text:p>811000</text:p>
          </table:table-cell>
          <table:table-cell office:value-type="float" office:value="0.0641431798779868" calcext:value-type="float">
            <text:p>0.0641431799</text:p>
          </table:table-cell>
        </table:table-row>
        <table:table-row table:style-name="ro1">
          <table:table-cell table:formula="of:=[.A84]+10000" office:value-type="float" office:value="821000" calcext:value-type="float">
            <text:p>821000</text:p>
          </table:table-cell>
          <table:table-cell office:value-type="float" office:value="0.0655445359956468" calcext:value-type="float">
            <text:p>0.065544536</text:p>
          </table:table-cell>
        </table:table-row>
        <table:table-row table:style-name="ro1">
          <table:table-cell table:formula="of:=[.A85]+10000" office:value-type="float" office:value="831000" calcext:value-type="float">
            <text:p>831000</text:p>
          </table:table-cell>
          <table:table-cell office:value-type="float" office:value="0.0662846385486542" calcext:value-type="float">
            <text:p>0.0662846385</text:p>
          </table:table-cell>
        </table:table-row>
        <table:table-row table:style-name="ro1">
          <table:table-cell table:formula="of:=[.A86]+10000" office:value-type="float" office:value="841000" calcext:value-type="float">
            <text:p>841000</text:p>
          </table:table-cell>
          <table:table-cell office:value-type="float" office:value="0.0668967589833378" calcext:value-type="float">
            <text:p>0.066896759</text:p>
          </table:table-cell>
        </table:table-row>
        <table:table-row table:style-name="ro1">
          <table:table-cell table:formula="of:=[.A87]+10000" office:value-type="float" office:value="851000" calcext:value-type="float">
            <text:p>851000</text:p>
          </table:table-cell>
          <table:table-cell office:value-type="float" office:value="0.0683318080828172" calcext:value-type="float">
            <text:p>0.0683318081</text:p>
          </table:table-cell>
        </table:table-row>
        <table:table-row table:style-name="ro1">
          <table:table-cell table:formula="of:=[.A88]+10000" office:value-type="float" office:value="861000" calcext:value-type="float">
            <text:p>861000</text:p>
          </table:table-cell>
          <table:table-cell office:value-type="float" office:value="0.0691336087340139" calcext:value-type="float">
            <text:p>0.0691336087</text:p>
          </table:table-cell>
        </table:table-row>
        <table:table-row table:style-name="ro1">
          <table:table-cell table:formula="of:=[.A89]+10000" office:value-type="float" office:value="871000" calcext:value-type="float">
            <text:p>871000</text:p>
          </table:table-cell>
          <table:table-cell office:value-type="float" office:value="0.0701149112046367" calcext:value-type="float">
            <text:p>0.0701149112</text:p>
          </table:table-cell>
        </table:table-row>
        <table:table-row table:style-name="ro1">
          <table:table-cell table:formula="of:=[.A90]+10000" office:value-type="float" office:value="881000" calcext:value-type="float">
            <text:p>881000</text:p>
          </table:table-cell>
          <table:table-cell office:value-type="float" office:value="0.0705181454004866" calcext:value-type="float">
            <text:p>0.0705181454</text:p>
          </table:table-cell>
        </table:table-row>
        <table:table-row table:style-name="ro1">
          <table:table-cell table:formula="of:=[.A91]+10000" office:value-type="float" office:value="891000" calcext:value-type="float">
            <text:p>891000</text:p>
          </table:table-cell>
          <table:table-cell office:value-type="float" office:value="0.0710319872255679" calcext:value-type="float">
            <text:p>0.0710319872</text:p>
          </table:table-cell>
        </table:table-row>
        <table:table-row table:style-name="ro1">
          <table:table-cell table:formula="of:=[.A92]+10000" office:value-type="float" office:value="901000" calcext:value-type="float">
            <text:p>901000</text:p>
          </table:table-cell>
          <table:table-cell office:value-type="float" office:value="0.0719304215777051" calcext:value-type="float">
            <text:p>0.0719304216</text:p>
          </table:table-cell>
        </table:table-row>
        <table:table-row table:style-name="ro1">
          <table:table-cell table:formula="of:=[.A93]+10000" office:value-type="float" office:value="911000" calcext:value-type="float">
            <text:p>911000</text:p>
          </table:table-cell>
          <table:table-cell office:value-type="float" office:value="0.0724923541580421" calcext:value-type="float">
            <text:p>0.0724923542</text:p>
          </table:table-cell>
        </table:table-row>
        <table:table-row table:style-name="ro1">
          <table:table-cell table:formula="of:=[.A94]+10000" office:value-type="float" office:value="921000" calcext:value-type="float">
            <text:p>921000</text:p>
          </table:table-cell>
          <table:table-cell office:value-type="float" office:value="0.0726801864847345" calcext:value-type="float">
            <text:p>0.0726801865</text:p>
          </table:table-cell>
        </table:table-row>
        <table:table-row table:style-name="ro1">
          <table:table-cell table:formula="of:=[.A95]+10000" office:value-type="float" office:value="931000" calcext:value-type="float">
            <text:p>931000</text:p>
          </table:table-cell>
          <table:table-cell office:value-type="float" office:value="0.07308823814347" calcext:value-type="float">
            <text:p>0.0730882381</text:p>
          </table:table-cell>
        </table:table-row>
        <table:table-row table:style-name="ro1">
          <table:table-cell table:formula="of:=[.A96]+10000" office:value-type="float" office:value="941000" calcext:value-type="float">
            <text:p>941000</text:p>
          </table:table-cell>
          <table:table-cell office:value-type="float" office:value="0.0738755471525137" calcext:value-type="float">
            <text:p>0.0738755472</text:p>
          </table:table-cell>
        </table:table-row>
        <table:table-row table:style-name="ro1">
          <table:table-cell table:formula="of:=[.A97]+10000" office:value-type="float" office:value="951000" calcext:value-type="float">
            <text:p>951000</text:p>
          </table:table-cell>
          <table:table-cell office:value-type="float" office:value="0.0746520241653478" calcext:value-type="float">
            <text:p>0.0746520242</text:p>
          </table:table-cell>
        </table:table-row>
        <table:table-row table:style-name="ro1">
          <table:table-cell table:formula="of:=[.A98]+10000" office:value-type="float" office:value="961000" calcext:value-type="float">
            <text:p>961000</text:p>
          </table:table-cell>
          <table:table-cell office:value-type="float" office:value="0.074652746097875" calcext:value-type="float">
            <text:p>0.0746527461</text:p>
          </table:table-cell>
        </table:table-row>
        <table:table-row table:style-name="ro1">
          <table:table-cell table:formula="of:=[.A99]+10000" office:value-type="float" office:value="971000" calcext:value-type="float">
            <text:p>971000</text:p>
          </table:table-cell>
          <table:table-cell office:value-type="float" office:value="0.0760510984191549" calcext:value-type="float">
            <text:p>0.0760510984</text:p>
          </table:table-cell>
        </table:table-row>
        <table:table-row table:style-name="ro1">
          <table:table-cell table:formula="of:=[.A100]+10000" office:value-type="float" office:value="981000" calcext:value-type="float">
            <text:p>981000</text:p>
          </table:table-cell>
          <table:table-cell office:value-type="float" office:value="0.0766516708498183" calcext:value-type="float">
            <text:p>0.0766516708</text:p>
          </table:table-cell>
        </table:table-row>
        <table:table-row table:style-name="ro1">
          <table:table-cell table:formula="of:=[.A101]+10000" office:value-type="float" office:value="991000" calcext:value-type="float">
            <text:p>991000</text:p>
          </table:table-cell>
          <table:table-cell office:value-type="float" office:value="0.0769418406486511" calcext:value-type="float">
            <text:p>0.0769418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9:40:04.619285905</meta:creation-date>
    <dc:date>2015-09-14T22:24:00.403558017</dc:date>
    <meta:editing-duration>P1DT2H28M43S</meta:editing-duration>
    <meta:editing-cycles>4</meta:editing-cycles>
    <meta:generator>LibreOffice/4.2.8.2$Linux_X86_64 LibreOffice_project/420m0$Build-2</meta:generator>
    <meta:document-statistic meta:table-count="2" meta:cell-count="5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993cm" svg:y="4.203cm" style:legend-expansion="high" chart:style-name="ch2"/>
        <chart:plot-area chart:style-name="ch3" table:cell-range-address="task3.A2:task3.B102" chart:data-source-has-labels="both" svg:x="0.319cm" svg:y="0.18cm" svg:width="13.355cm" svg:height="8.645cm">
          <chartooo:coordinate-region svg:x="1.231cm" svg:y="0.379cm" svg:width="12.424cm" svg:height="7.13cm"/>
          <chart:axis chart:dimension="x" chart:name="primary-x" chart:style-name="ch4" chartooo:axis-type="auto">
            <chartooo:date-scale/>
            <chart:categories table:cell-range-address="task3.A3:task3.A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sk3.B3:task3.B102" chart:label-cell-address="task3.B2:task3.B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sk3.B2:task3.B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sk3.A3:task3.A102</svg:desc>
                </draw:g>
              </table:table-cell>
              <table:table-cell office:value-type="float" office:value="0.000151766671074761">
                <text:p>0.000151766671074761</text:p>
                <draw:g>
                  <svg:desc>task3.B3:task3.B102</svg:desc>
                </draw:g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00059505303700765">
                <text:p>0.0005950530370076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000869812788786711">
                <text:p>0.00086981278878671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00172157420052422">
                <text:p>0.0017215742005242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0.00257550875345866">
                <text:p>0.00257550875345866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0.00277280807495117">
                <text:p>0.00277280807495117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0.00305238224211193">
                <text:p>0.0030523822421119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0.00436322225464715">
                <text:p>0.00436322225464715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0.00526336387351707">
                <text:p>0.00526336387351707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0.00575306150648329">
                <text:p>0.00575306150648329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0.00623295764730434">
                <text:p>0.00623295764730434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0.00790742150059453">
                <text:p>0.00790742150059453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0.0091292104150495">
                <text:p>0.0091292104150495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0.00945914548540872">
                <text:p>0.00945914548540872</text:p>
              </table:table-cell>
            </table:table-row>
            <table:table-row>
              <table:table-cell office:value-type="float" office:value="141000">
                <text:p>141000</text:p>
              </table:table-cell>
              <table:table-cell office:value-type="float" office:value="0.0102707650926378">
                <text:p>0.0102707650926378</text:p>
              </table:table-cell>
            </table:table-row>
            <table:table-row>
              <table:table-cell office:value-type="float" office:value="151000">
                <text:p>151000</text:p>
              </table:table-cell>
              <table:table-cell office:value-type="float" office:value="0.0108738756842083">
                <text:p>0.0108738756842083</text:p>
              </table:table-cell>
            </table:table-row>
            <table:table-row>
              <table:table-cell office:value-type="float" office:value="161000">
                <text:p>161000</text:p>
              </table:table-cell>
              <table:table-cell office:value-type="float" office:value="0.01105412470749">
                <text:p>0.01105412470749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0.0117614887378834">
                <text:p>0.0117614887378834</text:p>
              </table:table-cell>
            </table:table-row>
            <table:table-row>
              <table:table-cell office:value-type="float" office:value="181000">
                <text:p>181000</text:p>
              </table:table-cell>
              <table:table-cell office:value-type="float" office:value="0.0117630582106741">
                <text:p>0.0117630582106741</text:p>
              </table:table-cell>
            </table:table-row>
            <table:table-row>
              <table:table-cell office:value-type="float" office:value="191000">
                <text:p>191000</text:p>
              </table:table-cell>
              <table:table-cell office:value-type="float" office:value="0.012286376953125">
                <text:p>0.012286376953125</text:p>
              </table:table-cell>
            </table:table-row>
            <table:table-row>
              <table:table-cell office:value-type="float" office:value="201000">
                <text:p>201000</text:p>
              </table:table-cell>
              <table:table-cell office:value-type="float" office:value="0.0128238970640475">
                <text:p>0.0128238970640475</text:p>
              </table:table-cell>
            </table:table-row>
            <table:table-row>
              <table:table-cell office:value-type="float" office:value="211000">
                <text:p>211000</text:p>
              </table:table-cell>
              <table:table-cell office:value-type="float" office:value="0.0132488409678141">
                <text:p>0.0132488409678141</text:p>
              </table:table-cell>
            </table:table-row>
            <table:table-row>
              <table:table-cell office:value-type="float" office:value="221000">
                <text:p>221000</text:p>
              </table:table-cell>
              <table:table-cell office:value-type="float" office:value="0.0142961895984152">
                <text:p>0.0142961895984152</text:p>
              </table:table-cell>
            </table:table-row>
            <table:table-row>
              <table:table-cell office:value-type="float" office:value="231000">
                <text:p>231000</text:p>
              </table:table-cell>
              <table:table-cell office:value-type="float" office:value="0.0155678579100856">
                <text:p>0.0155678579100856</text:p>
              </table:table-cell>
            </table:table-row>
            <table:table-row>
              <table:table-cell office:value-type="float" office:value="241000">
                <text:p>241000</text:p>
              </table:table-cell>
              <table:table-cell office:value-type="float" office:value="0.0169024138980442">
                <text:p>0.0169024138980442</text:p>
              </table:table-cell>
            </table:table-row>
            <table:table-row>
              <table:table-cell office:value-type="float" office:value="251000">
                <text:p>251000</text:p>
              </table:table-cell>
              <table:table-cell office:value-type="float" office:value="0.0176137054068411">
                <text:p>0.0176137054068411</text:p>
              </table:table-cell>
            </table:table-row>
            <table:table-row>
              <table:table-cell office:value-type="float" office:value="261000">
                <text:p>261000</text:p>
              </table:table-cell>
              <table:table-cell office:value-type="float" office:value="0.0180689434946319">
                <text:p>0.0180689434946319</text:p>
              </table:table-cell>
            </table:table-row>
            <table:table-row>
              <table:table-cell office:value-type="float" office:value="271000">
                <text:p>271000</text:p>
              </table:table-cell>
              <table:table-cell office:value-type="float" office:value="0.0181650680208963">
                <text:p>0.0181650680208963</text:p>
              </table:table-cell>
            </table:table-row>
            <table:table-row>
              <table:table-cell office:value-type="float" office:value="281000">
                <text:p>281000</text:p>
              </table:table-cell>
              <table:table-cell office:value-type="float" office:value="0.0197450164634149">
                <text:p>0.0197450164634149</text:p>
              </table:table-cell>
            </table:table-row>
            <table:table-row>
              <table:table-cell office:value-type="float" office:value="291000">
                <text:p>291000</text:p>
              </table:table-cell>
              <table:table-cell office:value-type="float" office:value="0.0204275563911155">
                <text:p>0.0204275563911155</text:p>
              </table:table-cell>
            </table:table-row>
            <table:table-row>
              <table:table-cell office:value-type="float" office:value="301000">
                <text:p>301000</text:p>
              </table:table-cell>
              <table:table-cell office:value-type="float" office:value="0.0210190904610473">
                <text:p>0.0210190904610473</text:p>
              </table:table-cell>
            </table:table-row>
            <table:table-row>
              <table:table-cell office:value-type="float" office:value="311000">
                <text:p>311000</text:p>
              </table:table-cell>
              <table:table-cell office:value-type="float" office:value="0.0219374969601631">
                <text:p>0.0219374969601631</text:p>
              </table:table-cell>
            </table:table-row>
            <table:table-row>
              <table:table-cell office:value-type="float" office:value="321000">
                <text:p>321000</text:p>
              </table:table-cell>
              <table:table-cell office:value-type="float" office:value="0.0220082400222419">
                <text:p>0.0220082400222419</text:p>
              </table:table-cell>
            </table:table-row>
            <table:table-row>
              <table:table-cell office:value-type="float" office:value="331000">
                <text:p>331000</text:p>
              </table:table-cell>
              <table:table-cell office:value-type="float" office:value="0.023041863846623">
                <text:p>0.023041863846623</text:p>
              </table:table-cell>
            </table:table-row>
            <table:table-row>
              <table:table-cell office:value-type="float" office:value="341000">
                <text:p>341000</text:p>
              </table:table-cell>
              <table:table-cell office:value-type="float" office:value="0.0232855577317495">
                <text:p>0.0232855577317495</text:p>
              </table:table-cell>
            </table:table-row>
            <table:table-row>
              <table:table-cell office:value-type="float" office:value="351000">
                <text:p>351000</text:p>
              </table:table-cell>
              <table:table-cell office:value-type="float" office:value="0.0234784263151663">
                <text:p>0.0234784263151663</text:p>
              </table:table-cell>
            </table:table-row>
            <table:table-row>
              <table:table-cell office:value-type="float" office:value="361000">
                <text:p>361000</text:p>
              </table:table-cell>
              <table:table-cell office:value-type="float" office:value="0.0247268433327431">
                <text:p>0.0247268433327431</text:p>
              </table:table-cell>
            </table:table-row>
            <table:table-row>
              <table:table-cell office:value-type="float" office:value="371000">
                <text:p>371000</text:p>
              </table:table-cell>
              <table:table-cell office:value-type="float" office:value="0.0260948883859735">
                <text:p>0.0260948883859735</text:p>
              </table:table-cell>
            </table:table-row>
            <table:table-row>
              <table:table-cell office:value-type="float" office:value="381000">
                <text:p>381000</text:p>
              </table:table-cell>
              <table:table-cell office:value-type="float" office:value="0.0264021100481691">
                <text:p>0.0264021100481691</text:p>
              </table:table-cell>
            </table:table-row>
            <table:table-row>
              <table:table-cell office:value-type="float" office:value="391000">
                <text:p>391000</text:p>
              </table:table-cell>
              <table:table-cell office:value-type="float" office:value="0.0264804588423835">
                <text:p>0.0264804588423835</text:p>
              </table:table-cell>
            </table:table-row>
            <table:table-row>
              <table:table-cell office:value-type="float" office:value="401000">
                <text:p>401000</text:p>
              </table:table-cell>
              <table:table-cell office:value-type="float" office:value="0.027281456200411">
                <text:p>0.027281456200411</text:p>
              </table:table-cell>
            </table:table-row>
            <table:table-row>
              <table:table-cell office:value-type="float" office:value="411000">
                <text:p>411000</text:p>
              </table:table-cell>
              <table:table-cell office:value-type="float" office:value="0.0280389192873839">
                <text:p>0.0280389192873839</text:p>
              </table:table-cell>
            </table:table-row>
            <table:table-row>
              <table:table-cell office:value-type="float" office:value="421000">
                <text:p>421000</text:p>
              </table:table-cell>
              <table:table-cell office:value-type="float" office:value="0.0284463059378533">
                <text:p>0.0284463059378533</text:p>
              </table:table-cell>
            </table:table-row>
            <table:table-row>
              <table:table-cell office:value-type="float" office:value="431000">
                <text:p>431000</text:p>
              </table:table-cell>
              <table:table-cell office:value-type="float" office:value="0.029256973001692">
                <text:p>0.029256973001692</text:p>
              </table:table-cell>
            </table:table-row>
            <table:table-row>
              <table:table-cell office:value-type="float" office:value="441000">
                <text:p>441000</text:p>
              </table:table-cell>
              <table:table-cell office:value-type="float" office:value="0.0299838183838644">
                <text:p>0.0299838183838644</text:p>
              </table:table-cell>
            </table:table-row>
            <table:table-row>
              <table:table-cell office:value-type="float" office:value="451000">
                <text:p>451000</text:p>
              </table:table-cell>
              <table:table-cell office:value-type="float" office:value="0.0310713663193339">
                <text:p>0.0310713663193339</text:p>
              </table:table-cell>
            </table:table-row>
            <table:table-row>
              <table:table-cell office:value-type="float" office:value="461000">
                <text:p>461000</text:p>
              </table:table-cell>
              <table:table-cell office:value-type="float" office:value="0.031612877586491">
                <text:p>0.031612877586491</text:p>
              </table:table-cell>
            </table:table-row>
            <table:table-row>
              <table:table-cell office:value-type="float" office:value="471000">
                <text:p>471000</text:p>
              </table:table-cell>
              <table:table-cell office:value-type="float" office:value="0.0338408891801481">
                <text:p>0.0338408891801481</text:p>
              </table:table-cell>
            </table:table-row>
            <table:table-row>
              <table:table-cell office:value-type="float" office:value="481000">
                <text:p>481000</text:p>
              </table:table-cell>
              <table:table-cell office:value-type="float" office:value="0.0344881611346117">
                <text:p>0.0344881611346117</text:p>
              </table:table-cell>
            </table:table-row>
            <table:table-row>
              <table:table-cell office:value-type="float" office:value="491000">
                <text:p>491000</text:p>
              </table:table-cell>
              <table:table-cell office:value-type="float" office:value="0.0354174264272054">
                <text:p>0.0354174264272054</text:p>
              </table:table-cell>
            </table:table-row>
            <table:table-row>
              <table:table-cell office:value-type="float" office:value="501000">
                <text:p>501000</text:p>
              </table:table-cell>
              <table:table-cell office:value-type="float" office:value="0.0359048297981811">
                <text:p>0.0359048297981811</text:p>
              </table:table-cell>
            </table:table-row>
            <table:table-row>
              <table:table-cell office:value-type="float" office:value="511000">
                <text:p>511000</text:p>
              </table:table-cell>
              <table:table-cell office:value-type="float" office:value="0.0364906054276687">
                <text:p>0.0364906054276687</text:p>
              </table:table-cell>
            </table:table-row>
            <table:table-row>
              <table:table-cell office:value-type="float" office:value="521000">
                <text:p>521000</text:p>
              </table:table-cell>
              <table:table-cell office:value-type="float" office:value="0.0369361306636339">
                <text:p>0.0369361306636339</text:p>
              </table:table-cell>
            </table:table-row>
            <table:table-row>
              <table:table-cell office:value-type="float" office:value="531000">
                <text:p>531000</text:p>
              </table:table-cell>
              <table:table-cell office:value-type="float" office:value="0.0377663609422283">
                <text:p>0.0377663609422283</text:p>
              </table:table-cell>
            </table:table-row>
            <table:table-row>
              <table:table-cell office:value-type="float" office:value="541000">
                <text:p>541000</text:p>
              </table:table-cell>
              <table:table-cell office:value-type="float" office:value="0.0393965947507608">
                <text:p>0.0393965947507608</text:p>
              </table:table-cell>
            </table:table-row>
            <table:table-row>
              <table:table-cell office:value-type="float" office:value="551000">
                <text:p>551000</text:p>
              </table:table-cell>
              <table:table-cell office:value-type="float" office:value="0.0407812481834775">
                <text:p>0.0407812481834775</text:p>
              </table:table-cell>
            </table:table-row>
            <table:table-row>
              <table:table-cell office:value-type="float" office:value="561000">
                <text:p>561000</text:p>
              </table:table-cell>
              <table:table-cell office:value-type="float" office:value="0.0408661909270705">
                <text:p>0.0408661909270705</text:p>
              </table:table-cell>
            </table:table-row>
            <table:table-row>
              <table:table-cell office:value-type="float" office:value="571000">
                <text:p>571000</text:p>
              </table:table-cell>
              <table:table-cell office:value-type="float" office:value="0.0413981735477959">
                <text:p>0.0413981735477959</text:p>
              </table:table-cell>
            </table:table-row>
            <table:table-row>
              <table:table-cell office:value-type="float" office:value="581000">
                <text:p>581000</text:p>
              </table:table-cell>
              <table:table-cell office:value-type="float" office:value="0.0420288110183457">
                <text:p>0.0420288110183457</text:p>
              </table:table-cell>
            </table:table-row>
            <table:table-row>
              <table:table-cell office:value-type="float" office:value="591000">
                <text:p>591000</text:p>
              </table:table-cell>
              <table:table-cell office:value-type="float" office:value="0.0429696696775931">
                <text:p>0.0429696696775931</text:p>
              </table:table-cell>
            </table:table-row>
            <table:table-row>
              <table:table-cell office:value-type="float" office:value="601000">
                <text:p>601000</text:p>
              </table:table-cell>
              <table:table-cell office:value-type="float" office:value="0.0433329024601504">
                <text:p>0.0433329024601504</text:p>
              </table:table-cell>
            </table:table-row>
            <table:table-row>
              <table:table-cell office:value-type="float" office:value="611000">
                <text:p>611000</text:p>
              </table:table-cell>
              <table:table-cell office:value-type="float" office:value="0.043335326683564">
                <text:p>0.043335326683564</text:p>
              </table:table-cell>
            </table:table-row>
            <table:table-row>
              <table:table-cell office:value-type="float" office:value="621000">
                <text:p>621000</text:p>
              </table:table-cell>
              <table:table-cell office:value-type="float" office:value="0.0444646840373044">
                <text:p>0.0444646840373044</text:p>
              </table:table-cell>
            </table:table-row>
            <table:table-row>
              <table:table-cell office:value-type="float" office:value="631000">
                <text:p>631000</text:p>
              </table:table-cell>
              <table:table-cell office:value-type="float" office:value="0.0454646849797832">
                <text:p>0.0454646849797832</text:p>
              </table:table-cell>
            </table:table-row>
            <table:table-row>
              <table:table-cell office:value-type="float" office:value="641000">
                <text:p>641000</text:p>
              </table:table-cell>
              <table:table-cell office:value-type="float" office:value="0.0463870928837703">
                <text:p>0.0463870928837703</text:p>
              </table:table-cell>
            </table:table-row>
            <table:table-row>
              <table:table-cell office:value-type="float" office:value="651000">
                <text:p>651000</text:p>
              </table:table-cell>
              <table:table-cell office:value-type="float" office:value="0.047974184305981">
                <text:p>0.047974184305981</text:p>
              </table:table-cell>
            </table:table-row>
            <table:table-row>
              <table:table-cell office:value-type="float" office:value="661000">
                <text:p>661000</text:p>
              </table:table-cell>
              <table:table-cell office:value-type="float" office:value="0.0491832310880595">
                <text:p>0.0491832310880595</text:p>
              </table:table-cell>
            </table:table-row>
            <table:table-row>
              <table:table-cell office:value-type="float" office:value="671000">
                <text:p>671000</text:p>
              </table:table-cell>
              <table:table-cell office:value-type="float" office:value="0.0504683634034949">
                <text:p>0.0504683634034949</text:p>
              </table:table-cell>
            </table:table-row>
            <table:table-row>
              <table:table-cell office:value-type="float" office:value="681000">
                <text:p>681000</text:p>
              </table:table-cell>
              <table:table-cell office:value-type="float" office:value="0.0515720675340981">
                <text:p>0.0515720675340981</text:p>
              </table:table-cell>
            </table:table-row>
            <table:table-row>
              <table:table-cell office:value-type="float" office:value="691000">
                <text:p>691000</text:p>
              </table:table-cell>
              <table:table-cell office:value-type="float" office:value="0.0525511938428122">
                <text:p>0.0525511938428122</text:p>
              </table:table-cell>
            </table:table-row>
            <table:table-row>
              <table:table-cell office:value-type="float" office:value="701000">
                <text:p>701000</text:p>
              </table:table-cell>
              <table:table-cell office:value-type="float" office:value="0.053391501750558">
                <text:p>0.053391501750558</text:p>
              </table:table-cell>
            </table:table-row>
            <table:table-row>
              <table:table-cell office:value-type="float" office:value="711000">
                <text:p>711000</text:p>
              </table:table-cell>
              <table:table-cell office:value-type="float" office:value="0.0534549980987737">
                <text:p>0.0534549980987737</text:p>
              </table:table-cell>
            </table:table-row>
            <table:table-row>
              <table:table-cell office:value-type="float" office:value="721000">
                <text:p>721000</text:p>
              </table:table-cell>
              <table:table-cell office:value-type="float" office:value="0.0552585368105629">
                <text:p>0.0552585368105629</text:p>
              </table:table-cell>
            </table:table-row>
            <table:table-row>
              <table:table-cell office:value-type="float" office:value="731000">
                <text:p>731000</text:p>
              </table:table-cell>
              <table:table-cell office:value-type="float" office:value="0.0558912682461667">
                <text:p>0.0558912682461667</text:p>
              </table:table-cell>
            </table:table-row>
            <table:table-row>
              <table:table-cell office:value-type="float" office:value="741000">
                <text:p>741000</text:p>
              </table:table-cell>
              <table:table-cell office:value-type="float" office:value="0.0569001950158013">
                <text:p>0.0569001950158013</text:p>
              </table:table-cell>
            </table:table-row>
            <table:table-row>
              <table:table-cell office:value-type="float" office:value="751000">
                <text:p>751000</text:p>
              </table:table-cell>
              <table:table-cell office:value-type="float" office:value="0.0591183615009687">
                <text:p>0.0591183615009687</text:p>
              </table:table-cell>
            </table:table-row>
            <table:table-row>
              <table:table-cell office:value-type="float" office:value="761000">
                <text:p>761000</text:p>
              </table:table-cell>
              <table:table-cell office:value-type="float" office:value="0.0602265890542563">
                <text:p>0.0602265890542563</text:p>
              </table:table-cell>
            </table:table-row>
            <table:table-row>
              <table:table-cell office:value-type="float" office:value="771000">
                <text:p>771000</text:p>
              </table:table-cell>
              <table:table-cell office:value-type="float" office:value="0.0611102866311359">
                <text:p>0.0611102866311359</text:p>
              </table:table-cell>
            </table:table-row>
            <table:table-row>
              <table:table-cell office:value-type="float" office:value="781000">
                <text:p>781000</text:p>
              </table:table-cell>
              <table:table-cell office:value-type="float" office:value="0.0624266009458174">
                <text:p>0.0624266009458174</text:p>
              </table:table-cell>
            </table:table-row>
            <table:table-row>
              <table:table-cell office:value-type="float" office:value="791000">
                <text:p>791000</text:p>
              </table:table-cell>
              <table:table-cell office:value-type="float" office:value="0.0638294965028763">
                <text:p>0.0638294965028763</text:p>
              </table:table-cell>
            </table:table-row>
            <table:table-row>
              <table:table-cell office:value-type="float" office:value="801000">
                <text:p>801000</text:p>
              </table:table-cell>
              <table:table-cell office:value-type="float" office:value="0.0639260472584163">
                <text:p>0.0639260472584163</text:p>
              </table:table-cell>
            </table:table-row>
            <table:table-row>
              <table:table-cell office:value-type="float" office:value="811000">
                <text:p>811000</text:p>
              </table:table-cell>
              <table:table-cell office:value-type="float" office:value="0.0641431798779868">
                <text:p>0.0641431798779868</text:p>
              </table:table-cell>
            </table:table-row>
            <table:table-row>
              <table:table-cell office:value-type="float" office:value="821000">
                <text:p>821000</text:p>
              </table:table-cell>
              <table:table-cell office:value-type="float" office:value="0.0655445359956468">
                <text:p>0.0655445359956468</text:p>
              </table:table-cell>
            </table:table-row>
            <table:table-row>
              <table:table-cell office:value-type="float" office:value="831000">
                <text:p>831000</text:p>
              </table:table-cell>
              <table:table-cell office:value-type="float" office:value="0.0662846385486542">
                <text:p>0.0662846385486542</text:p>
              </table:table-cell>
            </table:table-row>
            <table:table-row>
              <table:table-cell office:value-type="float" office:value="841000">
                <text:p>841000</text:p>
              </table:table-cell>
              <table:table-cell office:value-type="float" office:value="0.0668967589833378">
                <text:p>0.0668967589833378</text:p>
              </table:table-cell>
            </table:table-row>
            <table:table-row>
              <table:table-cell office:value-type="float" office:value="851000">
                <text:p>851000</text:p>
              </table:table-cell>
              <table:table-cell office:value-type="float" office:value="0.0683318080828172">
                <text:p>0.0683318080828172</text:p>
              </table:table-cell>
            </table:table-row>
            <table:table-row>
              <table:table-cell office:value-type="float" office:value="861000">
                <text:p>861000</text:p>
              </table:table-cell>
              <table:table-cell office:value-type="float" office:value="0.0691336087340139">
                <text:p>0.0691336087340139</text:p>
              </table:table-cell>
            </table:table-row>
            <table:table-row>
              <table:table-cell office:value-type="float" office:value="871000">
                <text:p>871000</text:p>
              </table:table-cell>
              <table:table-cell office:value-type="float" office:value="0.0701149112046367">
                <text:p>0.0701149112046367</text:p>
              </table:table-cell>
            </table:table-row>
            <table:table-row>
              <table:table-cell office:value-type="float" office:value="881000">
                <text:p>881000</text:p>
              </table:table-cell>
              <table:table-cell office:value-type="float" office:value="0.0705181454004866">
                <text:p>0.0705181454004866</text:p>
              </table:table-cell>
            </table:table-row>
            <table:table-row>
              <table:table-cell office:value-type="float" office:value="891000">
                <text:p>891000</text:p>
              </table:table-cell>
              <table:table-cell office:value-type="float" office:value="0.0710319872255679">
                <text:p>0.0710319872255679</text:p>
              </table:table-cell>
            </table:table-row>
            <table:table-row>
              <table:table-cell office:value-type="float" office:value="901000">
                <text:p>901000</text:p>
              </table:table-cell>
              <table:table-cell office:value-type="float" office:value="0.0719304215777051">
                <text:p>0.0719304215777051</text:p>
              </table:table-cell>
            </table:table-row>
            <table:table-row>
              <table:table-cell office:value-type="float" office:value="911000">
                <text:p>911000</text:p>
              </table:table-cell>
              <table:table-cell office:value-type="float" office:value="0.0724923541580421">
                <text:p>0.0724923541580421</text:p>
              </table:table-cell>
            </table:table-row>
            <table:table-row>
              <table:table-cell office:value-type="float" office:value="921000">
                <text:p>921000</text:p>
              </table:table-cell>
              <table:table-cell office:value-type="float" office:value="0.0726801864847345">
                <text:p>0.0726801864847345</text:p>
              </table:table-cell>
            </table:table-row>
            <table:table-row>
              <table:table-cell office:value-type="float" office:value="931000">
                <text:p>931000</text:p>
              </table:table-cell>
              <table:table-cell office:value-type="float" office:value="0.07308823814347">
                <text:p>0.07308823814347</text:p>
              </table:table-cell>
            </table:table-row>
            <table:table-row>
              <table:table-cell office:value-type="float" office:value="941000">
                <text:p>941000</text:p>
              </table:table-cell>
              <table:table-cell office:value-type="float" office:value="0.0738755471525137">
                <text:p>0.0738755471525137</text:p>
              </table:table-cell>
            </table:table-row>
            <table:table-row>
              <table:table-cell office:value-type="float" office:value="951000">
                <text:p>951000</text:p>
              </table:table-cell>
              <table:table-cell office:value-type="float" office:value="0.0746520241653478">
                <text:p>0.0746520241653478</text:p>
              </table:table-cell>
            </table:table-row>
            <table:table-row>
              <table:table-cell office:value-type="float" office:value="961000">
                <text:p>961000</text:p>
              </table:table-cell>
              <table:table-cell office:value-type="float" office:value="0.074652746097875">
                <text:p>0.074652746097875</text:p>
              </table:table-cell>
            </table:table-row>
            <table:table-row>
              <table:table-cell office:value-type="float" office:value="971000">
                <text:p>971000</text:p>
              </table:table-cell>
              <table:table-cell office:value-type="float" office:value="0.0760510984191549">
                <text:p>0.0760510984191549</text:p>
              </table:table-cell>
            </table:table-row>
            <table:table-row>
              <table:table-cell office:value-type="float" office:value="981000">
                <text:p>981000</text:p>
              </table:table-cell>
              <table:table-cell office:value-type="float" office:value="0.0766516708498183">
                <text:p>0.0766516708498183</text:p>
              </table:table-cell>
            </table:table-row>
            <table:table-row>
              <table:table-cell office:value-type="float" office:value="991000">
                <text:p>991000</text:p>
              </table:table-cell>
              <table:table-cell office:value-type="float" office:value="0.0769418406486511">
                <text:p>0.0769418406486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4.201cm" style:legend-expansion="high" chart:style-name="ch2"/>
        <chart:plot-area chart:style-name="ch3" table:cell-range-address="task1.A2:task1.A102 task1.C2:task1.C102" chart:data-source-has-labels="both" svg:x="0.32cm" svg:y="0.18cm" svg:width="11.926cm" svg:height="8.64cm">
          <chartooo:coordinate-region svg:x="2.053cm" svg:y="0.379cm" svg:width="10.193cm" svg:height="7.124cm"/>
          <chart:axis chart:dimension="x" chart:name="primary-x" chart:style-name="ch4" chartooo:axis-type="auto">
            <chartooo:date-scale/>
            <chart:categories table:cell-range-address="task1.A3:task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sk1.C3:task1.C102" chart:label-cell-address="task1.C2:task1.C2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of searches</text:p>
                <draw:g>
                  <svg:desc>task1.C2:task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sk1.A3:task1.A102</svg:desc>
                </draw:g>
              </table:table-cell>
              <table:table-cell office:value-type="float" office:value="10156610.5829596">
                <text:p>10156610.5829596</text:p>
                <draw:g>
                  <svg:desc>task1.C3:task1.C102</svg:desc>
                </draw:g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732918.25554705">
                <text:p>1732918.2555470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94871.49210442">
                <text:p>1094871.4921044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771563.331630046">
                <text:p>771563.33163004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93844.824331411">
                <text:p>593844.824331411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480382.656156103">
                <text:p>480382.656156103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401684.041550545">
                <text:p>401684.041550545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346470.988393216">
                <text:p>346470.988393216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302747.878985905">
                <text:p>302747.878985905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267661.418830286">
                <text:p>267661.418830286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240574.789351204">
                <text:p>240574.789351204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218803.303251568">
                <text:p>218803.303251568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200259.908453434">
                <text:p>200259.908453434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180983.991370011">
                <text:p>180983.991370011</text:p>
              </table:table-cell>
            </table:table-row>
            <table:table-row>
              <table:table-cell office:value-type="float" office:value="141000">
                <text:p>141000</text:p>
              </table:table-cell>
              <table:table-cell office:value-type="float" office:value="167237.824826357">
                <text:p>167237.824826357</text:p>
              </table:table-cell>
            </table:table-row>
            <table:table-row>
              <table:table-cell office:value-type="float" office:value="151000">
                <text:p>151000</text:p>
              </table:table-cell>
              <table:table-cell office:value-type="float" office:value="155860.385707158">
                <text:p>155860.385707158</text:p>
              </table:table-cell>
            </table:table-row>
            <table:table-row>
              <table:table-cell office:value-type="float" office:value="161000">
                <text:p>161000</text:p>
              </table:table-cell>
              <table:table-cell office:value-type="float" office:value="146261.797517208">
                <text:p>146261.797517208</text:p>
              </table:table-cell>
            </table:table-row>
            <table:table-row>
              <table:table-cell office:value-type="float" office:value="171000">
                <text:p>171000</text:p>
              </table:table-cell>
              <table:table-cell office:value-type="float" office:value="137559.460541011">
                <text:p>137559.460541011</text:p>
              </table:table-cell>
            </table:table-row>
            <table:table-row>
              <table:table-cell office:value-type="float" office:value="181000">
                <text:p>181000</text:p>
              </table:table-cell>
              <table:table-cell office:value-type="float" office:value="129192.27444258">
                <text:p>129192.27444258</text:p>
              </table:table-cell>
            </table:table-row>
            <table:table-row>
              <table:table-cell office:value-type="float" office:value="191000">
                <text:p>191000</text:p>
              </table:table-cell>
              <table:table-cell office:value-type="float" office:value="122138.172287997">
                <text:p>122138.172287997</text:p>
              </table:table-cell>
            </table:table-row>
            <table:table-row>
              <table:table-cell office:value-type="float" office:value="201000">
                <text:p>201000</text:p>
              </table:table-cell>
              <table:table-cell office:value-type="float" office:value="115609.598506614">
                <text:p>115609.598506614</text:p>
              </table:table-cell>
            </table:table-row>
            <table:table-row>
              <table:table-cell office:value-type="float" office:value="211000">
                <text:p>211000</text:p>
              </table:table-cell>
              <table:table-cell office:value-type="float" office:value="110067.265257075">
                <text:p>110067.265257075</text:p>
              </table:table-cell>
            </table:table-row>
            <table:table-row>
              <table:table-cell office:value-type="float" office:value="221000">
                <text:p>221000</text:p>
              </table:table-cell>
              <table:table-cell office:value-type="float" office:value="104843.882503296">
                <text:p>104843.882503296</text:p>
              </table:table-cell>
            </table:table-row>
            <table:table-row>
              <table:table-cell office:value-type="float" office:value="231000">
                <text:p>231000</text:p>
              </table:table-cell>
              <table:table-cell office:value-type="float" office:value="99311.91826772">
                <text:p>99311.91826772</text:p>
              </table:table-cell>
            </table:table-row>
            <table:table-row>
              <table:table-cell office:value-type="float" office:value="241000">
                <text:p>241000</text:p>
              </table:table-cell>
              <table:table-cell office:value-type="float" office:value="95032.3145863753">
                <text:p>95032.3145863753</text:p>
              </table:table-cell>
            </table:table-row>
            <table:table-row>
              <table:table-cell office:value-type="float" office:value="251000">
                <text:p>251000</text:p>
              </table:table-cell>
              <table:table-cell office:value-type="float" office:value="91173.6043809385">
                <text:p>91173.6043809385</text:p>
              </table:table-cell>
            </table:table-row>
            <table:table-row>
              <table:table-cell office:value-type="float" office:value="261000">
                <text:p>261000</text:p>
              </table:table-cell>
              <table:table-cell office:value-type="float" office:value="87656.8893985437">
                <text:p>87656.8893985437</text:p>
              </table:table-cell>
            </table:table-row>
            <table:table-row>
              <table:table-cell office:value-type="float" office:value="271000">
                <text:p>271000</text:p>
              </table:table-cell>
              <table:table-cell office:value-type="float" office:value="84314.6796214088">
                <text:p>84314.6796214088</text:p>
              </table:table-cell>
            </table:table-row>
            <table:table-row>
              <table:table-cell office:value-type="float" office:value="281000">
                <text:p>281000</text:p>
              </table:table-cell>
              <table:table-cell office:value-type="float" office:value="81065.3575646872">
                <text:p>81065.3575646872</text:p>
              </table:table-cell>
            </table:table-row>
            <table:table-row>
              <table:table-cell office:value-type="float" office:value="291000">
                <text:p>291000</text:p>
              </table:table-cell>
              <table:table-cell office:value-type="float" office:value="78211.8579823082">
                <text:p>78211.8579823082</text:p>
              </table:table-cell>
            </table:table-row>
            <table:table-row>
              <table:table-cell office:value-type="float" office:value="301000">
                <text:p>301000</text:p>
              </table:table-cell>
              <table:table-cell office:value-type="float" office:value="75466.636170167">
                <text:p>75466.636170167</text:p>
              </table:table-cell>
            </table:table-row>
            <table:table-row>
              <table:table-cell office:value-type="float" office:value="311000">
                <text:p>311000</text:p>
              </table:table-cell>
              <table:table-cell office:value-type="float" office:value="72506.1405393725">
                <text:p>72506.1405393725</text:p>
              </table:table-cell>
            </table:table-row>
            <table:table-row>
              <table:table-cell office:value-type="float" office:value="321000">
                <text:p>321000</text:p>
              </table:table-cell>
              <table:table-cell office:value-type="float" office:value="70126.4911279911">
                <text:p>70126.4911279911</text:p>
              </table:table-cell>
            </table:table-row>
            <table:table-row>
              <table:table-cell office:value-type="float" office:value="331000">
                <text:p>331000</text:p>
              </table:table-cell>
              <table:table-cell office:value-type="float" office:value="67874.9787933168">
                <text:p>67874.9787933168</text:p>
              </table:table-cell>
            </table:table-row>
            <table:table-row>
              <table:table-cell office:value-type="float" office:value="341000">
                <text:p>341000</text:p>
              </table:table-cell>
              <table:table-cell office:value-type="float" office:value="65743.622883113">
                <text:p>65743.622883113</text:p>
              </table:table-cell>
            </table:table-row>
            <table:table-row>
              <table:table-cell office:value-type="float" office:value="351000">
                <text:p>351000</text:p>
              </table:table-cell>
              <table:table-cell office:value-type="float" office:value="63816.7096430324">
                <text:p>63816.7096430324</text:p>
              </table:table-cell>
            </table:table-row>
            <table:table-row>
              <table:table-cell office:value-type="float" office:value="361000">
                <text:p>361000</text:p>
              </table:table-cell>
              <table:table-cell office:value-type="float" office:value="61959.3074934789">
                <text:p>61959.3074934789</text:p>
              </table:table-cell>
            </table:table-row>
            <table:table-row>
              <table:table-cell office:value-type="float" office:value="371000">
                <text:p>371000</text:p>
              </table:table-cell>
              <table:table-cell office:value-type="float" office:value="60201.8252668673">
                <text:p>60201.8252668673</text:p>
              </table:table-cell>
            </table:table-row>
            <table:table-row>
              <table:table-cell office:value-type="float" office:value="381000">
                <text:p>381000</text:p>
              </table:table-cell>
              <table:table-cell office:value-type="float" office:value="58531.2218317139">
                <text:p>58531.2218317139</text:p>
              </table:table-cell>
            </table:table-row>
            <table:table-row>
              <table:table-cell office:value-type="float" office:value="391000">
                <text:p>391000</text:p>
              </table:table-cell>
              <table:table-cell office:value-type="float" office:value="56910.7522835733">
                <text:p>56910.7522835733</text:p>
              </table:table-cell>
            </table:table-row>
            <table:table-row>
              <table:table-cell office:value-type="float" office:value="401000">
                <text:p>401000</text:p>
              </table:table-cell>
              <table:table-cell office:value-type="float" office:value="55384.3188869446">
                <text:p>55384.3188869446</text:p>
              </table:table-cell>
            </table:table-row>
            <table:table-row>
              <table:table-cell office:value-type="float" office:value="411000">
                <text:p>411000</text:p>
              </table:table-cell>
              <table:table-cell office:value-type="float" office:value="53933.9202139059">
                <text:p>53933.9202139059</text:p>
              </table:table-cell>
            </table:table-row>
            <table:table-row>
              <table:table-cell office:value-type="float" office:value="421000">
                <text:p>421000</text:p>
              </table:table-cell>
              <table:table-cell office:value-type="float" office:value="52530.6034951456">
                <text:p>52530.6034951456</text:p>
              </table:table-cell>
            </table:table-row>
            <table:table-row>
              <table:table-cell office:value-type="float" office:value="431000">
                <text:p>431000</text:p>
              </table:table-cell>
              <table:table-cell office:value-type="float" office:value="51199.2950433765">
                <text:p>51199.2950433765</text:p>
              </table:table-cell>
            </table:table-row>
            <table:table-row>
              <table:table-cell office:value-type="float" office:value="441000">
                <text:p>441000</text:p>
              </table:table-cell>
              <table:table-cell office:value-type="float" office:value="49939.946189958">
                <text:p>49939.946189958</text:p>
              </table:table-cell>
            </table:table-row>
            <table:table-row>
              <table:table-cell office:value-type="float" office:value="451000">
                <text:p>451000</text:p>
              </table:table-cell>
              <table:table-cell office:value-type="float" office:value="48716.0860862031">
                <text:p>48716.0860862031</text:p>
              </table:table-cell>
            </table:table-row>
            <table:table-row>
              <table:table-cell office:value-type="float" office:value="461000">
                <text:p>461000</text:p>
              </table:table-cell>
              <table:table-cell office:value-type="float" office:value="47540.5353050145">
                <text:p>47540.5353050145</text:p>
              </table:table-cell>
            </table:table-row>
            <table:table-row>
              <table:table-cell office:value-type="float" office:value="471000">
                <text:p>471000</text:p>
              </table:table-cell>
              <table:table-cell office:value-type="float" office:value="46365.7651567008">
                <text:p>46365.7651567008</text:p>
              </table:table-cell>
            </table:table-row>
            <table:table-row>
              <table:table-cell office:value-type="float" office:value="481000">
                <text:p>481000</text:p>
              </table:table-cell>
              <table:table-cell office:value-type="float" office:value="45309.5239288921">
                <text:p>45309.5239288921</text:p>
              </table:table-cell>
            </table:table-row>
            <table:table-row>
              <table:table-cell office:value-type="float" office:value="491000">
                <text:p>491000</text:p>
              </table:table-cell>
              <table:table-cell office:value-type="float" office:value="44312.962904993">
                <text:p>44312.962904993</text:p>
              </table:table-cell>
            </table:table-row>
            <table:table-row>
              <table:table-cell office:value-type="float" office:value="501000">
                <text:p>501000</text:p>
              </table:table-cell>
              <table:table-cell office:value-type="float" office:value="43340.2191340446">
                <text:p>43340.2191340446</text:p>
              </table:table-cell>
            </table:table-row>
            <table:table-row>
              <table:table-cell office:value-type="float" office:value="511000">
                <text:p>511000</text:p>
              </table:table-cell>
              <table:table-cell office:value-type="float" office:value="42441.6232716748">
                <text:p>42441.6232716748</text:p>
              </table:table-cell>
            </table:table-row>
            <table:table-row>
              <table:table-cell office:value-type="float" office:value="521000">
                <text:p>521000</text:p>
              </table:table-cell>
              <table:table-cell office:value-type="float" office:value="41573.5265934714">
                <text:p>41573.5265934714</text:p>
              </table:table-cell>
            </table:table-row>
            <table:table-row>
              <table:table-cell office:value-type="float" office:value="531000">
                <text:p>531000</text:p>
              </table:table-cell>
              <table:table-cell office:value-type="float" office:value="40709.9989115677">
                <text:p>40709.9989115677</text:p>
              </table:table-cell>
            </table:table-row>
            <table:table-row>
              <table:table-cell office:value-type="float" office:value="541000">
                <text:p>541000</text:p>
              </table:table-cell>
              <table:table-cell office:value-type="float" office:value="39902.3888421401">
                <text:p>39902.3888421401</text:p>
              </table:table-cell>
            </table:table-row>
            <table:table-row>
              <table:table-cell office:value-type="float" office:value="551000">
                <text:p>551000</text:p>
              </table:table-cell>
              <table:table-cell office:value-type="float" office:value="39133.8531073795">
                <text:p>39133.8531073795</text:p>
              </table:table-cell>
            </table:table-row>
            <table:table-row>
              <table:table-cell office:value-type="float" office:value="561000">
                <text:p>561000</text:p>
              </table:table-cell>
              <table:table-cell office:value-type="float" office:value="38332.2492242288">
                <text:p>38332.2492242288</text:p>
              </table:table-cell>
            </table:table-row>
            <table:table-row>
              <table:table-cell office:value-type="float" office:value="571000">
                <text:p>571000</text:p>
              </table:table-cell>
              <table:table-cell office:value-type="float" office:value="37556.7326006614">
                <text:p>37556.7326006614</text:p>
              </table:table-cell>
            </table:table-row>
            <table:table-row>
              <table:table-cell office:value-type="float" office:value="581000">
                <text:p>581000</text:p>
              </table:table-cell>
              <table:table-cell office:value-type="float" office:value="36858.3161307388">
                <text:p>36858.3161307388</text:p>
              </table:table-cell>
            </table:table-row>
            <table:table-row>
              <table:table-cell office:value-type="float" office:value="591000">
                <text:p>591000</text:p>
              </table:table-cell>
              <table:table-cell office:value-type="float" office:value="36180.3769594367">
                <text:p>36180.3769594367</text:p>
              </table:table-cell>
            </table:table-row>
            <table:table-row>
              <table:table-cell office:value-type="float" office:value="601000">
                <text:p>601000</text:p>
              </table:table-cell>
              <table:table-cell office:value-type="float" office:value="35500.0959085839">
                <text:p>35500.0959085839</text:p>
              </table:table-cell>
            </table:table-row>
            <table:table-row>
              <table:table-cell office:value-type="float" office:value="611000">
                <text:p>611000</text:p>
              </table:table-cell>
              <table:table-cell office:value-type="float" office:value="34682.2558669508">
                <text:p>34682.2558669508</text:p>
              </table:table-cell>
            </table:table-row>
            <table:table-row>
              <table:table-cell office:value-type="float" office:value="621000">
                <text:p>621000</text:p>
              </table:table-cell>
              <table:table-cell office:value-type="float" office:value="34089.5151383826">
                <text:p>34089.5151383826</text:p>
              </table:table-cell>
            </table:table-row>
            <table:table-row>
              <table:table-cell office:value-type="float" office:value="631000">
                <text:p>631000</text:p>
              </table:table-cell>
              <table:table-cell office:value-type="float" office:value="33516.8961796951">
                <text:p>33516.8961796951</text:p>
              </table:table-cell>
            </table:table-row>
            <table:table-row>
              <table:table-cell office:value-type="float" office:value="641000">
                <text:p>641000</text:p>
              </table:table-cell>
              <table:table-cell office:value-type="float" office:value="32957.3905603381">
                <text:p>32957.3905603381</text:p>
              </table:table-cell>
            </table:table-row>
            <table:table-row>
              <table:table-cell office:value-type="float" office:value="651000">
                <text:p>651000</text:p>
              </table:table-cell>
              <table:table-cell office:value-type="float" office:value="32389.6759862238">
                <text:p>32389.6759862238</text:p>
              </table:table-cell>
            </table:table-row>
            <table:table-row>
              <table:table-cell office:value-type="float" office:value="661000">
                <text:p>661000</text:p>
              </table:table-cell>
              <table:table-cell office:value-type="float" office:value="31863.3528034096">
                <text:p>31863.3528034096</text:p>
              </table:table-cell>
            </table:table-row>
            <table:table-row>
              <table:table-cell office:value-type="float" office:value="671000">
                <text:p>671000</text:p>
              </table:table-cell>
              <table:table-cell office:value-type="float" office:value="30970.4692619564">
                <text:p>30970.4692619564</text:p>
              </table:table-cell>
            </table:table-row>
            <table:table-row>
              <table:table-cell office:value-type="float" office:value="681000">
                <text:p>681000</text:p>
              </table:table-cell>
              <table:table-cell office:value-type="float" office:value="30403.192503388">
                <text:p>30403.192503388</text:p>
              </table:table-cell>
            </table:table-row>
            <table:table-row>
              <table:table-cell office:value-type="float" office:value="691000">
                <text:p>691000</text:p>
              </table:table-cell>
              <table:table-cell office:value-type="float" office:value="29841.5720287302">
                <text:p>29841.5720287302</text:p>
              </table:table-cell>
            </table:table-row>
            <table:table-row>
              <table:table-cell office:value-type="float" office:value="701000">
                <text:p>701000</text:p>
              </table:table-cell>
              <table:table-cell office:value-type="float" office:value="29413.883905879">
                <text:p>29413.883905879</text:p>
              </table:table-cell>
            </table:table-row>
            <table:table-row>
              <table:table-cell office:value-type="float" office:value="711000">
                <text:p>711000</text:p>
              </table:table-cell>
              <table:table-cell office:value-type="float" office:value="29008.0369823943">
                <text:p>29008.0369823943</text:p>
              </table:table-cell>
            </table:table-row>
            <table:table-row>
              <table:table-cell office:value-type="float" office:value="721000">
                <text:p>721000</text:p>
              </table:table-cell>
              <table:table-cell office:value-type="float" office:value="28591.6176658519">
                <text:p>28591.6176658519</text:p>
              </table:table-cell>
            </table:table-row>
            <table:table-row>
              <table:table-cell office:value-type="float" office:value="731000">
                <text:p>731000</text:p>
              </table:table-cell>
              <table:table-cell office:value-type="float" office:value="28088.6505281818">
                <text:p>28088.6505281818</text:p>
              </table:table-cell>
            </table:table-row>
            <table:table-row>
              <table:table-cell office:value-type="float" office:value="741000">
                <text:p>741000</text:p>
              </table:table-cell>
              <table:table-cell office:value-type="float" office:value="27684.0379126343">
                <text:p>27684.0379126343</text:p>
              </table:table-cell>
            </table:table-row>
            <table:table-row>
              <table:table-cell office:value-type="float" office:value="751000">
                <text:p>751000</text:p>
              </table:table-cell>
              <table:table-cell office:value-type="float" office:value="27300.9845051337">
                <text:p>27300.9845051337</text:p>
              </table:table-cell>
            </table:table-row>
            <table:table-row>
              <table:table-cell office:value-type="float" office:value="761000">
                <text:p>761000</text:p>
              </table:table-cell>
              <table:table-cell office:value-type="float" office:value="26936.6294700502">
                <text:p>26936.6294700502</text:p>
              </table:table-cell>
            </table:table-row>
            <table:table-row>
              <table:table-cell office:value-type="float" office:value="771000">
                <text:p>771000</text:p>
              </table:table-cell>
              <table:table-cell office:value-type="float" office:value="26572.5090360386">
                <text:p>26572.5090360386</text:p>
              </table:table-cell>
            </table:table-row>
            <table:table-row>
              <table:table-cell office:value-type="float" office:value="781000">
                <text:p>781000</text:p>
              </table:table-cell>
              <table:table-cell office:value-type="float" office:value="26227.9566442571">
                <text:p>26227.9566442571</text:p>
              </table:table-cell>
            </table:table-row>
            <table:table-row>
              <table:table-cell office:value-type="float" office:value="791000">
                <text:p>791000</text:p>
              </table:table-cell>
              <table:table-cell office:value-type="float" office:value="25883.5903398978">
                <text:p>25883.5903398978</text:p>
              </table:table-cell>
            </table:table-row>
            <table:table-row>
              <table:table-cell office:value-type="float" office:value="801000">
                <text:p>801000</text:p>
              </table:table-cell>
              <table:table-cell office:value-type="float" office:value="25546.6228716527">
                <text:p>25546.6228716527</text:p>
              </table:table-cell>
            </table:table-row>
            <table:table-row>
              <table:table-cell office:value-type="float" office:value="811000">
                <text:p>811000</text:p>
              </table:table-cell>
              <table:table-cell office:value-type="float" office:value="25219.8724420791">
                <text:p>25219.8724420791</text:p>
              </table:table-cell>
            </table:table-row>
            <table:table-row>
              <table:table-cell office:value-type="float" office:value="821000">
                <text:p>821000</text:p>
              </table:table-cell>
              <table:table-cell office:value-type="float" office:value="24914.0949199229">
                <text:p>24914.0949199229</text:p>
              </table:table-cell>
            </table:table-row>
            <table:table-row>
              <table:table-cell office:value-type="float" office:value="831000">
                <text:p>831000</text:p>
              </table:table-cell>
              <table:table-cell office:value-type="float" office:value="24557.9529448909">
                <text:p>24557.9529448909</text:p>
              </table:table-cell>
            </table:table-row>
            <table:table-row>
              <table:table-cell office:value-type="float" office:value="841000">
                <text:p>841000</text:p>
              </table:table-cell>
              <table:table-cell office:value-type="float" office:value="24262.7027709621">
                <text:p>24262.7027709621</text:p>
              </table:table-cell>
            </table:table-row>
            <table:table-row>
              <table:table-cell office:value-type="float" office:value="851000">
                <text:p>851000</text:p>
              </table:table-cell>
              <table:table-cell office:value-type="float" office:value="23969.1384406531">
                <text:p>23969.1384406531</text:p>
              </table:table-cell>
            </table:table-row>
            <table:table-row>
              <table:table-cell office:value-type="float" office:value="861000">
                <text:p>861000</text:p>
              </table:table-cell>
              <table:table-cell office:value-type="float" office:value="23673.7859105891">
                <text:p>23673.7859105891</text:p>
              </table:table-cell>
            </table:table-row>
            <table:table-row>
              <table:table-cell office:value-type="float" office:value="871000">
                <text:p>871000</text:p>
              </table:table-cell>
              <table:table-cell office:value-type="float" office:value="23335.397757048">
                <text:p>23335.397757048</text:p>
              </table:table-cell>
            </table:table-row>
            <table:table-row>
              <table:table-cell office:value-type="float" office:value="881000">
                <text:p>881000</text:p>
              </table:table-cell>
              <table:table-cell office:value-type="float" office:value="23041.1561324493">
                <text:p>23041.1561324493</text:p>
              </table:table-cell>
            </table:table-row>
            <table:table-row>
              <table:table-cell office:value-type="float" office:value="891000">
                <text:p>891000</text:p>
              </table:table-cell>
              <table:table-cell office:value-type="float" office:value="22760.0349211032">
                <text:p>22760.0349211032</text:p>
              </table:table-cell>
            </table:table-row>
            <table:table-row>
              <table:table-cell office:value-type="float" office:value="901000">
                <text:p>901000</text:p>
              </table:table-cell>
              <table:table-cell office:value-type="float" office:value="22501.6333578793">
                <text:p>22501.6333578793</text:p>
              </table:table-cell>
            </table:table-row>
            <table:table-row>
              <table:table-cell office:value-type="float" office:value="911000">
                <text:p>911000</text:p>
              </table:table-cell>
              <table:table-cell office:value-type="float" office:value="22231.9242173061">
                <text:p>22231.9242173061</text:p>
              </table:table-cell>
            </table:table-row>
            <table:table-row>
              <table:table-cell office:value-type="float" office:value="921000">
                <text:p>921000</text:p>
              </table:table-cell>
              <table:table-cell office:value-type="float" office:value="21985.368573726">
                <text:p>21985.368573726</text:p>
              </table:table-cell>
            </table:table-row>
            <table:table-row>
              <table:table-cell office:value-type="float" office:value="931000">
                <text:p>931000</text:p>
              </table:table-cell>
              <table:table-cell office:value-type="float" office:value="21743.2423281807">
                <text:p>21743.2423281807</text:p>
              </table:table-cell>
            </table:table-row>
            <table:table-row>
              <table:table-cell office:value-type="float" office:value="941000">
                <text:p>941000</text:p>
              </table:table-cell>
              <table:table-cell office:value-type="float" office:value="21511.8597576734">
                <text:p>21511.8597576734</text:p>
              </table:table-cell>
            </table:table-row>
            <table:table-row>
              <table:table-cell office:value-type="float" office:value="951000">
                <text:p>951000</text:p>
              </table:table-cell>
              <table:table-cell office:value-type="float" office:value="21261.8005878678">
                <text:p>21261.8005878678</text:p>
              </table:table-cell>
            </table:table-row>
            <table:table-row>
              <table:table-cell office:value-type="float" office:value="961000">
                <text:p>961000</text:p>
              </table:table-cell>
              <table:table-cell office:value-type="float" office:value="21043.1079461716">
                <text:p>21043.1079461716</text:p>
              </table:table-cell>
            </table:table-row>
            <table:table-row>
              <table:table-cell office:value-type="float" office:value="971000">
                <text:p>971000</text:p>
              </table:table-cell>
              <table:table-cell office:value-type="float" office:value="20804.9311578078">
                <text:p>20804.9311578078</text:p>
              </table:table-cell>
            </table:table-row>
            <table:table-row>
              <table:table-cell office:value-type="float" office:value="981000">
                <text:p>981000</text:p>
              </table:table-cell>
              <table:table-cell office:value-type="float" office:value="20587.6636656312">
                <text:p>20587.6636656312</text:p>
              </table:table-cell>
            </table:table-row>
            <table:table-row>
              <table:table-cell office:value-type="float" office:value="991000">
                <text:p>991000</text:p>
              </table:table-cell>
              <table:table-cell office:value-type="float" office:value="20375.4622641">
                <text:p>20375.4622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